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traine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329072" calcext:value-type="float">
            <text:p>16329072</text:p>
          </table:table-cell>
          <table:table-cell office:value-type="float" office:value="17648594" calcext:value-type="float">
            <text:p>17648594</text:p>
          </table:table-cell>
          <table:table-cell table:style-name="ce1" office:value-type="percentage" office:value="0.075" calcext:value-type="percentage">
            <text:p>7,50%</text:p>
          </table:table-cell>
          <table:table-cell office:value-type="string" calcext:value-type="string">
            <text:p>/home/aw/MobileMobileNetRetrained/graphs/mobilenet_1.0_224_500/retrained_dog_graph_mobilenet_1.0_224_500_0.01.pb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retrained.J6:.J202])" office:value-type="float" office:value="0.504834563" calcext:value-type="float">
            <text:p>0,504834563</text:p>
          </table:table-cell>
          <table:table-cell table:style-name="ce2" table:formula="of:=COUNTIFS([retrained.J6:.J200];&quot;=0&quot;)" office:value-type="float" office:value="7" calcext:value-type="float">
            <text:p>7</text:p>
          </table:table-cell>
          <table:table-cell table:style-name="ce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2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992793" calcext:value-type="float">
            <text:p>0,7992793</text:p>
          </table:table-cell>
          <table:table-cell table:number-columns-repeated="5"/>
          <table:table-cell table:formula="of:=IF([retrained.B8]=&quot;great&quot;;IF([retrained.C8]=&quot;dane&quot;;[retrained.D8];0);0)" office:value-type="float" office:value="0.7992793" calcext:value-type="float">
            <text:p>0,799279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288512" calcext:value-type="float">
            <text:p>0,0728851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3186869" calcext:value-type="float">
            <text:p>0,03186869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21831114" calcext:value-type="float">
            <text:p>0,02183111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terrier</text:p>
          </table:table-cell>
          <table:table-cell office:value-type="float" office:value="0.011732884" calcext:value-type="float">
            <text:p>0,01173288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52775" calcext:value-type="float">
            <text:p>0,252775</text:p>
          </table:table-cell>
          <table:table-cell table:number-columns-repeated="6"/>
          <table:table-cell table:formula="of:=IF([retrained.B18]=&quot;maltese&quot;;[retrained.C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4954501" calcext:value-type="float">
            <text:p>0,1495450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59469953" calcext:value-type="float">
            <text:p>0,059469953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49229838" calcext:value-type="float">
            <text:p>0,04922983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4336325" calcext:value-type="float">
            <text:p>0,0433632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134904" calcext:value-type="float">
            <text:p>0,8134904</text:p>
          </table:table-cell>
          <table:table-cell table:number-columns-repeated="5"/>
          <table:table-cell table:formula="of:=IF([retrained.B28]=&quot;border&quot;;IF([retrained.C28]=&quot;collie&quot;;[retrained.D28];0);0)" office:value-type="float" office:value="0.8134904" calcext:value-type="float">
            <text:p>0,813490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3545856" calcext:value-type="float">
            <text:p>0,1354585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6121143" calcext:value-type="float">
            <text:p>0,0076121143</text:p>
          </table:table-cell>
          <table:table-cell office:value-type="float" office:value="0.010786997" calcext:value-type="float">
            <text:p>0,010786997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50811423" calcext:value-type="float">
            <text:p>0,005081142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6532587" calcext:value-type="float">
            <text:p>0,004653258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5393475" calcext:value-type="float">
            <text:p>0,001539347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4208398" calcext:value-type="float">
            <text:p>0,4208398</text:p>
          </table:table-cell>
          <table:table-cell office:value-type="float" office:value="0.50027597" calcext:value-type="float">
            <text:p>0,50027597</text:p>
          </table:table-cell>
          <table:table-cell table:number-columns-repeated="3"/>
          <table:table-cell table:formula="of:=IF([retrained.B38]=&quot;greater&quot;;IF([retrained.C38]=&quot;swiss&quot;;IF([retrained.D38]=&quot;mountain&quot;;IF([retrained.E38]=&quot;dog&quot;;[retrained.F38];0)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14958212" calcext:value-type="float">
            <text:p>0,1495821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1363714" calcext:value-type="float">
            <text:p>0,1363714</text:p>
          </table:table-cell>
          <table:table-cell office:value-type="string" calcext:value-type="string">
            <text:p>dog</text:p>
          </table:table-cell>
          <table:table-cell office:value-type="float" office:value="0.049082555" calcext:value-type="float">
            <text:p>0,04908255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etter</text:p>
          </table:table-cell>
          <table:table-cell office:value-type="float" office:value="0.048735794" calcext:value-type="float">
            <text:p>0,048735794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7754733" calcext:value-type="float">
            <text:p>0,0377547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8038405" calcext:value-type="float">
            <text:p>0,98038405</text:p>
          </table:table-cell>
          <table:table-cell table:number-columns-repeated="5"/>
          <table:table-cell table:formula="of:=IF([retrained.B48]=&quot;bedlington&quot;;IF([retrained.C48]=&quot;terrier&quot;;[retrained.D48];0);0)" office:value-type="float" office:value="0.98038405" calcext:value-type="float">
            <text:p>0,9803840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61888914" calcext:value-type="float">
            <text:p>0,0061888914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omondor</text:p>
          </table:table-cell>
          <table:table-cell office:value-type="float" office:value="0.0040534087" calcext:value-type="float">
            <text:p>0,0040534087</text:p>
          </table:table-cell>
          <table:table-cell office:value-type="float" office:value="0.0017637041" calcext:value-type="float">
            <text:p>0,001763704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2641911" calcext:value-type="float">
            <text:p>0,00264191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02392894" calcext:value-type="float">
            <text:p>0,00239289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569337" calcext:value-type="float">
            <text:p>0,9569337</text:p>
          </table:table-cell>
          <table:table-cell table:number-columns-repeated="6"/>
          <table:table-cell table:formula="of:=IF([retrained.B58]=&quot;akita&quot;;[retrained.C58];0)" office:value-type="float" office:value="0.9569337" calcext:value-type="float">
            <text:p>0,956933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23986245" calcext:value-type="float">
            <text:p>0,023986245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6046173" calcext:value-type="float">
            <text:p>0,005604617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9808326" calcext:value-type="float">
            <text:p>0,003980832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1995569" calcext:value-type="float">
            <text:p>0,00199556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83965933" calcext:value-type="float">
            <text:p>0,83965933</text:p>
          </table:table-cell>
          <table:table-cell table:number-columns-repeated="6"/>
          <table:table-cell table:formula="of:=IF([retrained.B68]=&quot;chihuahua&quot;;[retrained.C68];0)" office:value-type="float" office:value="0.83965933" calcext:value-type="float">
            <text:p>0,8396593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109838806" calcext:value-type="float">
            <text:p>0,109838806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942579" calcext:value-type="float">
            <text:p>0,0194257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8421284" calcext:value-type="float">
            <text:p>0,00842128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0967665" calcext:value-type="float">
            <text:p>0,004096766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6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90469843" calcext:value-type="float">
            <text:p>0,90469843</text:p>
          </table:table-cell>
          <table:table-cell table:number-columns-repeated="4"/>
          <table:table-cell table:formula="of:=IF([retrained.B78]=&quot;pembroke&quot;;IF([retrained.C78]=&quot;welsh&quot;;IF([retrained.D78]=&quot;corgi&quot;;[retrained.E78];0);0);0)" office:value-type="float" office:value="0.90469843" calcext:value-type="float">
            <text:p>0,9046984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2824756" calcext:value-type="float">
            <text:p>0,06282475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10277301" calcext:value-type="float">
            <text:p>0,01027730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8589192" calcext:value-type="float">
            <text:p>0,008589192</text:p>
          </table:table-cell>
          <table:table-cell office:value-type="string" calcext:value-type="string">
            <text:p>dog</text:p>
          </table:table-cell>
          <table:table-cell office:value-type="float" office:value="0.102746606" calcext:value-type="float">
            <text:p>0,10274660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53490284" calcext:value-type="float">
            <text:p>0,005349028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2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2794577" calcext:value-type="float">
            <text:p>0,8279457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retrained.B88]=&quot;canaan&quot;;IF([retrained.C88]=&quot;dog&quot;;[retrained.D88];0);0)" office:value-type="float" office:value="0.82794577" calcext:value-type="float">
            <text:p>0,8279457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6912028" calcext:value-type="float">
            <text:p>0,06912028</text:p>
          </table:table-cell>
          <table:table-cell office:value-type="string" calcext:value-type="string">
            <text:p>0.39514622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19007888" calcext:value-type="float">
            <text:p>0,019007888</text:p>
          </table:table-cell>
          <table:table-cell office:value-type="float" office:value="0.08123145" calcext:value-type="float">
            <text:p>0,08123145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13924696" calcext:value-type="float">
            <text:p>0,01392469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13251952" calcext:value-type="float">
            <text:p>0,013251952</text:p>
          </table:table-cell>
          <table:table-cell office:value-type="float" office:value="0.014377297" calcext:value-type="float">
            <text:p>0,01437729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107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3356813" calcext:value-type="float">
            <text:p>0,73356813</text:p>
          </table:table-cell>
          <table:table-cell table:number-columns-repeated="4"/>
          <table:table-cell table:formula="of:=IF([retrained.B98]=&quot;cardigan&quot;;IF([retrained.C98]=&quot;welsh&quot;;IF([retrained.D98]=&quot;corgi&quot;;[retrained.E9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579476" calcext:value-type="float">
            <text:p>0,257947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36145677" calcext:value-type="float">
            <text:p>0,0036145677</text:p>
          </table:table-cell>
          <table:table-cell office:value-type="string" calcext:value-type="string">
            <text:p>0.0084824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7367019" calcext:value-type="float">
            <text:p>0,0027367019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58934494" calcext:value-type="float">
            <text:p>0,000589344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24798039" calcext:value-type="float">
            <text:p>0,24798039</text:p>
          </table:table-cell>
          <table:table-cell table:number-columns-repeated="6"/>
          <table:table-cell table:formula="of:=IF([retrained.B108]=&quot;basenji&quot;;[retrained.C108];0)" office:value-type="float" office:value="0.24798039" calcext:value-type="float">
            <text:p>0,2479803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24021265" calcext:value-type="float">
            <text:p>0,24021265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16730353" calcext:value-type="float">
            <text:p>0,1673035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6196708" calcext:value-type="float">
            <text:p>0,06196708</text:p>
          </table:table-cell>
          <table:table-cell office:value-type="float" office:value="0.008027183" calcext:value-type="float">
            <text:p>0,008027183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54846514" calcext:value-type="float">
            <text:p>0,05484651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3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7664413" calcext:value-type="float">
            <text:p>0,7664413</text:p>
          </table:table-cell>
          <table:table-cell table:number-columns-repeated="5"/>
          <table:table-cell table:formula="of:=IF([retrained.B118]=&quot;havanese&quot;;[retrained.C1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6382134" calcext:value-type="float">
            <text:p>0,0638213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31970218" calcext:value-type="float">
            <text:p>0,031970218</text:p>
          </table:table-cell>
          <table:table-cell office:value-type="float" office:value="0.1565228" calcext:value-type="float">
            <text:p>0,1565228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030842664" calcext:value-type="float">
            <text:p>0,030842664</text:p>
          </table:table-cell>
          <table:table-cell office:value-type="float" office:value="0.100185625" calcext:value-type="float">
            <text:p>0,100185625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28159533" calcext:value-type="float">
            <text:p>0,02815953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40544027" calcext:value-type="float">
            <text:p>0,40544027</text:p>
          </table:table-cell>
          <table:table-cell table:number-columns-repeated="5"/>
          <table:table-cell table:formula="of:=IF([retrained.B128]=&quot;norwegian&quot;;IF([retrained.C128]=&quot;lundehund&quot;;[retrained.D128];0);0)" office:value-type="float" office:value="0.40544027" calcext:value-type="float">
            <text:p>0,4054402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891919" calcext:value-type="float">
            <text:p>0,1891919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113994464" calcext:value-type="float">
            <text:p>0,113994464</text:p>
          </table:table-cell>
          <table:table-cell office:value-type="float" office:value="0.23035204" calcext:value-type="float">
            <text:p>0,23035204</text:p>
          </table:table-cell>
          <table:table-cell office:value-type="string" calcext:value-type="string">
            <text:p>0.0846450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106264256" calcext:value-type="float">
            <text:p>0,106264256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4047198" calcext:value-type="float">
            <text:p>0,0404719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30700287" calcext:value-type="float">
            <text:p>0,30700287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retrained.B138]=&quot;miniature&quot;;IF([retrained.C138]=&quot;schnauzer&quot;;[retrained.D13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92594795" calcext:value-type="float">
            <text:p>0,09259479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89492545" calcext:value-type="float">
            <text:p>0,089492545</text:p>
          </table:table-cell>
          <table:table-cell office:value-type="float" office:value="0.084645025" calcext:value-type="float">
            <text:p>0,08464502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8161443" calcext:value-type="float">
            <text:p>0,08161443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6894491" calcext:value-type="float">
            <text:p>0,06894491</text:p>
          </table:table-cell>
          <table:table-cell office:value-type="string" calcext:value-type="string">
            <text:p>0.009096052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94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31089753" calcext:value-type="float">
            <text:p>0,31089753</text:p>
          </table:table-cell>
          <table:table-cell table:number-columns-repeated="3"/>
          <table:table-cell table:formula="of:=IF([retrained.B148]=&quot;english&quot;;IF([retrained.C148]=&quot;springer&quot;;IF([retrained.D148]=&quot;spaniel&quot;;[retrained.E14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14309819" calcext:value-type="float">
            <text:p>0,14309819</text:p>
          </table:table-cell>
          <table:table-cell office:value-type="string" calcext:value-type="string">
            <text:p>0.1681370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10221828" calcext:value-type="float">
            <text:p>0,1022182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6138" calcext:value-type="float">
            <text:p>0,032613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0190185" calcext:value-type="float">
            <text:p>0,10190185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99992864" calcext:value-type="float">
            <text:p>0,09999286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9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708198" calcext:value-type="float">
            <text:p>0,9708198</text:p>
          </table:table-cell>
          <table:table-cell table:number-columns-repeated="5"/>
          <table:table-cell table:formula="of:=IF([retrained.B158]=&quot;afghan&quot;;IF([retrained.C158]=&quot;hound&quot;;[retrained.D158];0);0)" office:value-type="float" office:value="0.9708198" calcext:value-type="float">
            <text:p>0,970819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15076152" calcext:value-type="float">
            <text:p>0,01507615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0154493" calcext:value-type="float">
            <text:p>0,010154493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24194438" calcext:value-type="float">
            <text:p>0,0024194438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cker</text:p>
          </table:table-cell>
          <table:table-cell office:value-type="string" calcext:value-type="string">
            <text:p>spaniel</text:p>
          </table:table-cell>
          <table:table-cell office:value-type="float" office:value="0.00027016274" calcext:value-type="float">
            <text:p>0,000270162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9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43474576" calcext:value-type="float">
            <text:p>0,43474576</text:p>
          </table:table-cell>
          <table:table-cell table:number-columns-repeated="6"/>
          <table:table-cell table:formula="of:=IF([retrained.B168]=&quot;affenpinscher&quot;;[retrained.C168];0)" office:value-type="float" office:value="0.43474576" calcext:value-type="float">
            <text:p>0,4347457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26706955" calcext:value-type="float">
            <text:p>0,26706955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10721858" calcext:value-type="float">
            <text:p>0,10721858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5212346" calcext:value-type="float">
            <text:p>0,0521234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04665255" calcext:value-type="float">
            <text:p>0,0466525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8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8225766" calcext:value-type="float">
            <text:p>0,98225766</text:p>
          </table:table-cell>
          <table:table-cell table:number-columns-repeated="6"/>
          <table:table-cell table:formula="of:=IF([retrained.B178]=&quot;pomeranian&quot;;[retrained.C178];0)" office:value-type="float" office:value="0.98225766" calcext:value-type="float">
            <text:p>0,9822576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34062236" calcext:value-type="float">
            <text:p>0,0034062236</text:p>
          </table:table-cell>
          <table:table-cell office:value-type="string" calcext:value-type="string">
            <text:p>dog</text:p>
          </table:table-cell>
          <table:table-cell office:value-type="float" office:value="0.011768984" calcext:value-type="float">
            <text:p>0,011768984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22159128" calcext:value-type="float">
            <text:p>0,0022159128</text:p>
          </table:table-cell>
          <table:table-cell office:value-type="float" office:value="0.0033013416" calcext:value-type="float">
            <text:p>0,0033013416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20552052" calcext:value-type="float">
            <text:p>0,0020552052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12701633" calcext:value-type="float">
            <text:p>0,001270163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0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0436741" calcext:value-type="float">
            <text:p>0,20436741</text:p>
          </table:table-cell>
          <table:table-cell office:value-type="float" office:value="0.8602032" calcext:value-type="float">
            <text:p>0,8602032</text:p>
          </table:table-cell>
          <table:table-cell table:number-columns-repeated="4"/>
          <table:table-cell table:formula="of:=IF([retrained.B188]=&quot;german&quot;;IF([retrained.C188]=&quot;shepherd&quot;;IF([retrained.D188]=&quot;dog&quot;;[retrained.E188];0)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6897674" calcext:value-type="float">
            <text:p>0,1689767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1896462" calcext:value-type="float">
            <text:p>0,1189646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1018404" calcext:value-type="float">
            <text:p>0,11018404</text:p>
          </table:table-cell>
          <table:table-cell office:value-type="float" office:value="0.0085942745" calcext:value-type="float">
            <text:p>0,0085942745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oloitzcuintli</text:p>
          </table:table-cell>
          <table:table-cell office:value-type="float" office:value="0.08295261" calcext:value-type="float">
            <text:p>0,0829526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1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330564" calcext:value-type="float">
            <text:p>0,9330564</text:p>
          </table:table-cell>
          <table:table-cell table:number-columns-repeated="5"/>
          <table:table-cell table:formula="of:=IF([retrained.B198]=&quot;australian&quot;;IF([retrained.C198]=&quot;shepherd&quot;;[retrained.D198];0);0)" office:value-type="float" office:value="0.9330564" calcext:value-type="float">
            <text:p>0,933056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2733137" calcext:value-type="float">
            <text:p>0,022733137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6851597" calcext:value-type="float">
            <text:p>0,006851597</text:p>
          </table:table-cell>
          <table:table-cell office:value-type="float" office:value="0.0060070152" calcext:value-type="float">
            <text:p>0,0060070152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053792116" calcext:value-type="float">
            <text:p>0,005379211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767" calcext:value-type="float">
            <text:p>0,0045434767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050780335" calcext:value-type="float">
            <text:p>0,0050780335</text:p>
          </table:table-cell>
          <table:table-cell table:number-columns-repeated="8"/>
        </table:table-row>
      </table:table>
      <table:table table:name="op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0:58:20.919 6492-6565/org.tensorflow.demo I/tensorflow: ClassifierActivity: Inference time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16324876" calcext:value-type="float">
            <text:p>16324876</text:p>
          </table:table-cell>
          <table:table-cell office:value-type="float" office:value="17620508" calcext:value-type="float">
            <text:p>17620508</text:p>
          </table:table-cell>
          <table:table-cell table:style-name="ce1" office:value-type="percentage" office:value="0.074" calcext:value-type="percentage">
            <text:p>7,40%</text:p>
          </table:table-cell>
          <table:table-cell office:value-type="string" calcext:value-type="string">
            <text:p>/home/aw/MobileMobileNetRetrained/graphs/mobilenet_1.0_224_500/opt1_retrained_dog_graph_mobilenet_1.0_224_500_0.01.pb</text:p>
          </table:table-cell>
          <table:table-cell table:number-columns-repeated="9"/>
          <table:table-cell office:value-type="string" calcext:value-type="string">
            <text:p>01-23 10:58:23.247 6492-6565/org.tensorflow.demo I/tensorflow: ClassifierActivity: Inference time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58:25.745 6492-6565/org.tensorflow.demo I/tensorflow: ClassifierActivity: Inference time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1.J6:.J202])" office:value-type="float" office:value="0.504834563" calcext:value-type="float">
            <text:p>0,504834563</text:p>
          </table:table-cell>
          <table:table-cell table:style-name="ce2" table:formula="of:=COUNTIFS([opt1.J6:.J200];&quot;=0&quot;)" office:value-type="float" office:value="7" calcext:value-type="float">
            <text:p>7</text:p>
          </table:table-cell>
          <table:table-cell table:style-name="ce2" table:formula="of:=AVERAGE([.P1:.P20])" office:value-type="float" office:value="316.2" calcext:value-type="float">
            <text:p>316,2</text:p>
          </table:table-cell>
          <table:table-cell table:number-columns-repeated="2"/>
          <table:table-cell office:value-type="string" calcext:value-type="string">
            <text:p>01-23 10:58:28.450 6492-6565/org.tensorflow.demo I/tensorflow: ClassifierActivity: Inference time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58:30.981 6492-6565/org.tensorflow.demo I/tensorflow: ClassifierActivity: Inference time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0"/>
          <table:table-cell office:value-type="string" calcext:value-type="string">
            <text:p>01-23 10:58:33.378 6492-6565/org.tensorflow.demo I/tensorflow: ClassifierActivity: Inference time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58:35.904 6492-6565/org.tensorflow.demo I/tensorflow: ClassifierActivity: Inference time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992793" calcext:value-type="float">
            <text:p>0,7992793</text:p>
          </table:table-cell>
          <table:table-cell table:number-columns-repeated="5"/>
          <table:table-cell table:formula="of:=IF([opt1.B8]=&quot;great&quot;;IF([opt1.C8]=&quot;dane&quot;;[opt1.D8];0);0)" office:value-type="float" office:value="0.7992793" calcext:value-type="float">
            <text:p>0,7992793</text:p>
          </table:table-cell>
          <table:table-cell table:number-columns-repeated="4"/>
          <table:table-cell office:value-type="string" calcext:value-type="string">
            <text:p>01-23 10:58:38.448 6492-6565/org.tensorflow.demo I/tensorflow: ClassifierActivity: Inference time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288512" calcext:value-type="float">
            <text:p>0,07288512</text:p>
          </table:table-cell>
          <table:table-cell table:number-columns-repeated="11"/>
          <table:table-cell office:value-type="string" calcext:value-type="string">
            <text:p>01-23 10:58:41.161 6492-6565/org.tensorflow.demo I/tensorflow: ClassifierActivity: Inference time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3186869" calcext:value-type="float">
            <text:p>0,03186869</text:p>
          </table:table-cell>
          <table:table-cell table:number-columns-repeated="10"/>
          <table:table-cell office:value-type="string" calcext:value-type="string">
            <text:p>01-23 10:58:43.827 6492-6565/org.tensorflow.demo I/tensorflow: ClassifierActivity: Inference time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21831114" calcext:value-type="float">
            <text:p>0,021831114</text:p>
          </table:table-cell>
          <table:table-cell table:number-columns-repeated="9"/>
          <table:table-cell office:value-type="string" calcext:value-type="string">
            <text:p>01-23 10:58:46.473 6492-6565/org.tensorflow.demo I/tensorflow: ClassifierActivity: Inference time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terrier</text:p>
          </table:table-cell>
          <table:table-cell office:value-type="float" office:value="0.011732884" calcext:value-type="float">
            <text:p>0,011732884</text:p>
          </table:table-cell>
          <table:table-cell table:number-columns-repeated="9"/>
          <table:table-cell office:value-type="string" calcext:value-type="string">
            <text:p>01-23 10:58:49.038 6492-6565/org.tensorflow.demo I/tensorflow: ClassifierActivity: Inference time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58:51.911 6492-6565/org.tensorflow.demo I/tensorflow: ClassifierActivity: Inference time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0:58:54.503 6492-6565/org.tensorflow.demo I/tensorflow: ClassifierActivity: Inference time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58:57.041 6492-6565/org.tensorflow.demo I/tensorflow: ClassifierActivity: Inference time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7s</text:p>
          </table:table-cell>
          <table:table-cell table:number-columns-repeated="10"/>
          <table:table-cell office:value-type="string" calcext:value-type="string">
            <text:p>01-23 10:58:59.634 6492-6565/org.tensorflow.demo I/tensorflow: ClassifierActivity: Inference time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0:59:01.831 6492-6565/org.tensorflow.demo I/tensorflow: ClassifierActivity: Inference time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52775" calcext:value-type="float">
            <text:p>0,252775</text:p>
          </table:table-cell>
          <table:table-cell table:number-columns-repeated="6"/>
          <table:table-cell table:formula="of:=IF([opt1.B18]=&quot;maltese&quot;;[opt1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0:59:04.453 6492-6565/org.tensorflow.demo I/tensorflow: ClassifierActivity: Inference time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4954501" calcext:value-type="float">
            <text:p>0,14954501</text:p>
          </table:table-cell>
          <table:table-cell table:number-columns-repeated="11"/>
          <table:table-cell office:value-type="string" calcext:value-type="string">
            <text:p>01-23 10:59:06.765 6492-6565/org.tensorflow.demo I/tensorflow: ClassifierActivity: Inference time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59469953" calcext:value-type="float">
            <text:p>0,059469953</text:p>
          </table:table-cell>
          <table:table-cell table:number-columns-repeated="11"/>
          <table:table-cell office:value-type="string" calcext:value-type="string">
            <text:p>01-23 10:59:09.371 6492-6565/org.tensorflow.demo I/tensorflow: ClassifierActivity: Inference time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49229838" calcext:value-type="float">
            <text:p>0,049229838</text:p>
          </table:table-cell>
          <table:table-cell table:number-columns-repeated="9"/>
          <table:table-cell office:value-type="string" calcext:value-type="string">
            <text:p>01-23 10:59:11.802 6492-6565/org.tensorflow.demo I/tensorflow: ClassifierActivity: Inference time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4336325" calcext:value-type="float">
            <text:p>0,0433632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134904" calcext:value-type="float">
            <text:p>0,8134904</text:p>
          </table:table-cell>
          <table:table-cell table:number-columns-repeated="5"/>
          <table:table-cell table:formula="of:=IF([opt1.B28]=&quot;border&quot;;IF([opt1.C28]=&quot;collie&quot;;[opt1.D28];0);0)" office:value-type="float" office:value="0.8134904" calcext:value-type="float">
            <text:p>0,813490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3545856" calcext:value-type="float">
            <text:p>0,13545856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6121143" calcext:value-type="float">
            <text:p>0,0076121143</text:p>
          </table:table-cell>
          <table:table-cell office:value-type="float" office:value="0.010787034" calcext:value-type="float">
            <text:p>0,010787034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50811423" calcext:value-type="float">
            <text:p>0,005081142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6532587" calcext:value-type="float">
            <text:p>0,004653258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5393513" calcext:value-type="float">
            <text:p>0,001539351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4208398" calcext:value-type="float">
            <text:p>0,4208398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1.B38]=&quot;greater&quot;;IF([opt1.C38]=&quot;swiss&quot;;IF([opt1.D38]=&quot;mountain&quot;;IF([opt1.E38]=&quot;dog&quot;;[opt1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14958212" calcext:value-type="float">
            <text:p>0,14958212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1363714" calcext:value-type="float">
            <text:p>0,1363714</text:p>
          </table:table-cell>
          <table:table-cell office:value-type="string" calcext:value-type="string">
            <text:p>dog</text:p>
          </table:table-cell>
          <table:table-cell office:value-type="float" office:value="0.049082544" calcext:value-type="float">
            <text:p>0,049082544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etter</text:p>
          </table:table-cell>
          <table:table-cell office:value-type="float" office:value="0.048735794" calcext:value-type="float">
            <text:p>0,048735794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7754733" calcext:value-type="float">
            <text:p>0,03775473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8038405" calcext:value-type="float">
            <text:p>0,98038405</text:p>
          </table:table-cell>
          <table:table-cell table:number-columns-repeated="5"/>
          <table:table-cell table:formula="of:=IF([opt1.B48]=&quot;bedlington&quot;;IF([opt1.C48]=&quot;terrier&quot;;[opt1.D48];0);0)" office:value-type="float" office:value="0.98038405" calcext:value-type="float">
            <text:p>0,98038405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61888914" calcext:value-type="float">
            <text:p>0,0061888914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omondor</text:p>
          </table:table-cell>
          <table:table-cell office:value-type="float" office:value="0.0040534087" calcext:value-type="float">
            <text:p>0,0040534087</text:p>
          </table:table-cell>
          <table:table-cell office:value-type="float" office:value="0.0017637115" calcext:value-type="float">
            <text:p>0,0017637115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2641911" calcext:value-type="float">
            <text:p>0,002641911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02392894" calcext:value-type="float">
            <text:p>0,00239289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569337" calcext:value-type="float">
            <text:p>0,9569337</text:p>
          </table:table-cell>
          <table:table-cell table:number-columns-repeated="6"/>
          <table:table-cell table:formula="of:=IF([opt1.B58]=&quot;akita&quot;;[opt1.C58];0)" office:value-type="float" office:value="0.9569337" calcext:value-type="float">
            <text:p>0,956933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23986245" calcext:value-type="float">
            <text:p>0,023986245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6046173" calcext:value-type="float">
            <text:p>0,0056046173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9808326" calcext:value-type="float">
            <text:p>0,003980832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1995569" calcext:value-type="float">
            <text:p>0,00199556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83965933" calcext:value-type="float">
            <text:p>0,83965933</text:p>
          </table:table-cell>
          <table:table-cell table:number-columns-repeated="6"/>
          <table:table-cell table:formula="of:=IF([opt1.B68]=&quot;chihuahua&quot;;[opt1.C68];0)" office:value-type="float" office:value="0.83965933" calcext:value-type="float">
            <text:p>0,8396593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109838806" calcext:value-type="float">
            <text:p>0,109838806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942579" calcext:value-type="float">
            <text:p>0,01942579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8421284" calcext:value-type="float">
            <text:p>0,00842128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0967665" calcext:value-type="float">
            <text:p>0,004096766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90469843" calcext:value-type="float">
            <text:p>0,90469843</text:p>
          </table:table-cell>
          <table:table-cell table:number-columns-repeated="4"/>
          <table:table-cell table:formula="of:=IF([opt1.B78]=&quot;pembroke&quot;;IF([opt1.C78]=&quot;welsh&quot;;IF([opt1.D78]=&quot;corgi&quot;;[opt1.E78];0);0);0)" office:value-type="float" office:value="0.90469843" calcext:value-type="float">
            <text:p>0,9046984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2824756" calcext:value-type="float">
            <text:p>0,062824756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10277301" calcext:value-type="float">
            <text:p>0,010277301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8589192" calcext:value-type="float">
            <text:p>0,008589192</text:p>
          </table:table-cell>
          <table:table-cell office:value-type="string" calcext:value-type="string">
            <text:p>dog</text:p>
          </table:table-cell>
          <table:table-cell office:value-type="float" office:value="0.10274664" calcext:value-type="float">
            <text:p>0,1027466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53490284" calcext:value-type="float">
            <text:p>0,005349028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2794577" calcext:value-type="float">
            <text:p>0,8279457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1.B88]=&quot;canaan&quot;;IF([opt1.C88]=&quot;dog&quot;;[opt1.D88];0);0)" office:value-type="float" office:value="0.82794577" calcext:value-type="float">
            <text:p>0,8279457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6912028" calcext:value-type="float">
            <text:p>0,06912028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19007888" calcext:value-type="float">
            <text:p>0,019007888</text:p>
          </table:table-cell>
          <table:table-cell office:value-type="float" office:value="0.081231624" calcext:value-type="float">
            <text:p>0,081231624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13924696" calcext:value-type="float">
            <text:p>0,01392469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13251952" calcext:value-type="float">
            <text:p>0,013251952</text:p>
          </table:table-cell>
          <table:table-cell office:value-type="float" office:value="0.014377304" calcext:value-type="float">
            <text:p>0,01437730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3356813" calcext:value-type="float">
            <text:p>0,73356813</text:p>
          </table:table-cell>
          <table:table-cell table:number-columns-repeated="4"/>
          <table:table-cell table:formula="of:=IF([opt1.B98]=&quot;cardigan&quot;;IF([opt1.C98]=&quot;welsh&quot;;IF([opt1.D98]=&quot;corgi&quot;;[opt1.E9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579476" calcext:value-type="float">
            <text:p>0,2579476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36145677" calcext:value-type="float">
            <text:p>0,0036145677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7367019" calcext:value-type="float">
            <text:p>0,0027367019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58934494" calcext:value-type="float">
            <text:p>0,000589344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24798039" calcext:value-type="float">
            <text:p>0,24798039</text:p>
          </table:table-cell>
          <table:table-cell table:number-columns-repeated="6"/>
          <table:table-cell table:formula="of:=IF([opt1.B108]=&quot;basenji&quot;;[opt1.C108];0)" office:value-type="float" office:value="0.24798039" calcext:value-type="float">
            <text:p>0,2479803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24021265" calcext:value-type="float">
            <text:p>0,2402126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16730353" calcext:value-type="float">
            <text:p>0,1673035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6196708" calcext:value-type="float">
            <text:p>0,06196708</text:p>
          </table:table-cell>
          <table:table-cell office:value-type="float" office:value="0.008027147" calcext:value-type="float">
            <text:p>0,00802714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54846514" calcext:value-type="float">
            <text:p>0,05484651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7664413" calcext:value-type="float">
            <text:p>0,7664413</text:p>
          </table:table-cell>
          <table:table-cell table:number-columns-repeated="5"/>
          <table:table-cell table:formula="of:=IF([opt1.B118]=&quot;havanese&quot;;[opt1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6382134" calcext:value-type="float">
            <text:p>0,0638213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31970218" calcext:value-type="float">
            <text:p>0,031970218</text:p>
          </table:table-cell>
          <table:table-cell office:value-type="float" office:value="0.15652299" calcext:value-type="float">
            <text:p>0,15652299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030842664" calcext:value-type="float">
            <text:p>0,030842664</text:p>
          </table:table-cell>
          <table:table-cell office:value-type="float" office:value="0.100185126" calcext:value-type="float">
            <text:p>0,100185126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28159533" calcext:value-type="float">
            <text:p>0,0281595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7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40544027" calcext:value-type="float">
            <text:p>0,40544027</text:p>
          </table:table-cell>
          <table:table-cell table:number-columns-repeated="5"/>
          <table:table-cell table:formula="of:=IF([opt1.B128]=&quot;norwegian&quot;;IF([opt1.C128]=&quot;lundehund&quot;;[opt1.D128];0);0)" office:value-type="float" office:value="0.40544027" calcext:value-type="float">
            <text:p>0,4054402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891919" calcext:value-type="float">
            <text:p>0,1891919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113994464" calcext:value-type="float">
            <text:p>0,113994464</text:p>
          </table:table-cell>
          <table:table-cell office:value-type="float" office:value="0.2303521" calcext:value-type="float">
            <text:p>0,2303521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106264256" calcext:value-type="float">
            <text:p>0,106264256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4047198" calcext:value-type="float">
            <text:p>0,0404719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30700287" calcext:value-type="float">
            <text:p>0,30700287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1.B138]=&quot;miniature&quot;;IF([opt1.C138]=&quot;schnauzer&quot;;[opt1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92594795" calcext:value-type="float">
            <text:p>0,09259479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89492545" calcext:value-type="float">
            <text:p>0,089492545</text:p>
          </table:table-cell>
          <table:table-cell office:value-type="float" office:value="0.08464501" calcext:value-type="float">
            <text:p>0,08464501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8161443" calcext:value-type="float">
            <text:p>0,08161443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6894491" calcext:value-type="float">
            <text:p>0,06894491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31089753" calcext:value-type="float">
            <text:p>0,31089753</text:p>
          </table:table-cell>
          <table:table-cell table:number-columns-repeated="3"/>
          <table:table-cell table:formula="of:=IF([opt1.B148]=&quot;english&quot;;IF([opt1.C148]=&quot;springer&quot;;IF([opt1.D148]=&quot;spaniel&quot;;[opt1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14309819" calcext:value-type="float">
            <text:p>0,14309819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10221828" calcext:value-type="float">
            <text:p>0,1022182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613877" calcext:value-type="float">
            <text:p>0,032613877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0190185" calcext:value-type="float">
            <text:p>0,10190185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99992864" calcext:value-type="float">
            <text:p>0,09999286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708198" calcext:value-type="float">
            <text:p>0,9708198</text:p>
          </table:table-cell>
          <table:table-cell table:number-columns-repeated="5"/>
          <table:table-cell table:formula="of:=IF([opt1.B158]=&quot;afghan&quot;;IF([opt1.C158]=&quot;hound&quot;;[opt1.D158];0);0)" office:value-type="float" office:value="0.9708198" calcext:value-type="float">
            <text:p>0,9708198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15076152" calcext:value-type="float">
            <text:p>0,015076152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0154493" calcext:value-type="float">
            <text:p>0,010154493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24194438" calcext:value-type="float">
            <text:p>0,0024194438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cker</text:p>
          </table:table-cell>
          <table:table-cell office:value-type="string" calcext:value-type="string">
            <text:p>spaniel</text:p>
          </table:table-cell>
          <table:table-cell office:value-type="float" office:value="0.00027016274" calcext:value-type="float">
            <text:p>0,000270162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43474576" calcext:value-type="float">
            <text:p>0,43474576</text:p>
          </table:table-cell>
          <table:table-cell table:number-columns-repeated="6"/>
          <table:table-cell table:formula="of:=IF([opt1.B168]=&quot;affenpinscher&quot;;[opt1.C168];0)" office:value-type="float" office:value="0.43474576" calcext:value-type="float">
            <text:p>0,43474576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26706955" calcext:value-type="float">
            <text:p>0,26706955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10721858" calcext:value-type="float">
            <text:p>0,10721858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5212346" calcext:value-type="float">
            <text:p>0,05212346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04665255" calcext:value-type="float">
            <text:p>0,046652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8225766" calcext:value-type="float">
            <text:p>0,98225766</text:p>
          </table:table-cell>
          <table:table-cell table:number-columns-repeated="6"/>
          <table:table-cell table:formula="of:=IF([opt1.B178]=&quot;pomeranian&quot;;[opt1.C178];0)" office:value-type="float" office:value="0.98225766" calcext:value-type="float">
            <text:p>0,9822576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34062236" calcext:value-type="float">
            <text:p>0,0034062236</text:p>
          </table:table-cell>
          <table:table-cell office:value-type="string" calcext:value-type="string">
            <text:p>dog</text:p>
          </table:table-cell>
          <table:table-cell office:value-type="float" office:value="0.011768974" calcext:value-type="float">
            <text:p>0,011768974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22159128" calcext:value-type="float">
            <text:p>0,0022159128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20552052" calcext:value-type="float">
            <text:p>0,0020552052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12701633" calcext:value-type="float">
            <text:p>0,00127016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0436741" calcext:value-type="float">
            <text:p>0,20436741</text:p>
          </table:table-cell>
          <table:table-cell office:value-type="float" office:value="0.8602033" calcext:value-type="float">
            <text:p>0,8602033</text:p>
          </table:table-cell>
          <table:table-cell table:number-columns-repeated="4"/>
          <table:table-cell table:formula="of:=IF([opt1.B188]=&quot;german&quot;;IF([opt1.C188]=&quot;shepherd&quot;;IF([opt1.D188]=&quot;dog&quot;;[opt1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6897674" calcext:value-type="float">
            <text:p>0,1689767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1896462" calcext:value-type="float">
            <text:p>0,1189646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1018404" calcext:value-type="float">
            <text:p>0,11018404</text:p>
          </table:table-cell>
          <table:table-cell office:value-type="float" office:value="0.008594292" calcext:value-type="float">
            <text:p>0,008594292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oloitzcuintli</text:p>
          </table:table-cell>
          <table:table-cell office:value-type="float" office:value="0.08295261" calcext:value-type="float">
            <text:p>0,0829526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330564" calcext:value-type="float">
            <text:p>0,9330564</text:p>
          </table:table-cell>
          <table:table-cell table:number-columns-repeated="5"/>
          <table:table-cell table:formula="of:=IF([opt1.B198]=&quot;australian&quot;;IF([opt1.C198]=&quot;shepherd&quot;;[opt1.D198];0);0)" office:value-type="float" office:value="0.9330564" calcext:value-type="float">
            <text:p>0,933056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2733137" calcext:value-type="float">
            <text:p>0,022733137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6851597" calcext:value-type="float">
            <text:p>0,006851597</text:p>
          </table:table-cell>
          <table:table-cell office:value-type="float" office:value="0.006007035" calcext:value-type="float">
            <text:p>0,006007035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053792116" calcext:value-type="float">
            <text:p>0,005379211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595" calcext:value-type="float">
            <text:p>0,0045434595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050780335" calcext:value-type="float">
            <text:p>0,0050780335</text:p>
          </table:table-cell>
          <table:table-cell table:number-columns-repeated="13"/>
        </table:table-row>
      </table:table>
      <table:table table:name="opt2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01:20.000 7587-8091/org.tensorflow.demo I/tensorflow: ClassifierActivity: Inference time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4767739" calcext:value-type="float">
            <text:p>4767739</text:p>
          </table:table-cell>
          <table:table-cell office:value-type="float" office:value="17620527" calcext:value-type="float">
            <text:p>17620527</text:p>
          </table:table-cell>
          <table:table-cell table:style-name="ce1" office:value-type="percentage" office:value="0.729" calcext:value-type="percentage">
            <text:p>72,90%</text:p>
          </table:table-cell>
          <table:table-cell office:value-type="string" calcext:value-type="string">
            <text:p>/home/aw/MobileMobileNetRetrained/graphs/mobilenet_1.0_224_500/opt2_retrained_dog_graph_mobilenet_1.0_224_500_0.01.pb</text:p>
          </table:table-cell>
          <table:table-cell table:number-columns-repeated="9"/>
          <table:table-cell office:value-type="string" calcext:value-type="string">
            <text:p>01-23 11:01:22.481 7587-8091/org.tensorflow.demo I/tensorflow: ClassifierActivity: Inference time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1:24.898 7587-8091/org.tensorflow.demo I/tensorflow: ClassifierActivity: Inference time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2.J6:.J202])" office:value-type="float" office:value="0.4580240485" calcext:value-type="float">
            <text:p>0,4580240485</text:p>
          </table:table-cell>
          <table:table-cell table:style-name="ce2" table:formula="of:=COUNTIFS([opt2.J6:.J200];&quot;=0&quot;)" office:value-type="float" office:value="8" calcext:value-type="float">
            <text:p>8</text:p>
          </table:table-cell>
          <table:table-cell table:style-name="ce2" table:formula="of:=AVERAGE([.P1:.P20])" office:value-type="float" office:value="310.15" calcext:value-type="float">
            <text:p>310,15</text:p>
          </table:table-cell>
          <table:table-cell table:number-columns-repeated="2"/>
          <table:table-cell office:value-type="string" calcext:value-type="string">
            <text:p>01-23 11:01:27.344 7587-8091/org.tensorflow.demo I/tensorflow: ClassifierActivity: Inference time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1:29.881 7587-8091/org.tensorflow.demo I/tensorflow: ClassifierActivity: Inference time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0"/>
          <table:table-cell office:value-type="string" calcext:value-type="string">
            <text:p>01-23 11:01:32.388 7587-8091/org.tensorflow.demo I/tensorflow: ClassifierActivity: Inference time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1:34.680 7587-8091/org.tensorflow.demo I/tensorflow: ClassifierActivity: Inference time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537021" calcext:value-type="float">
            <text:p>0,7537021</text:p>
          </table:table-cell>
          <table:table-cell table:number-columns-repeated="5"/>
          <table:table-cell table:formula="of:=IF([opt2.B8]=&quot;great&quot;;IF([opt2.C8]=&quot;dane&quot;;[opt2.D8];0);0)" office:value-type="float" office:value="0.7537021" calcext:value-type="float">
            <text:p>0,7537021</text:p>
          </table:table-cell>
          <table:table-cell table:number-columns-repeated="4"/>
          <table:table-cell office:value-type="string" calcext:value-type="string">
            <text:p>01-23 11:01:37.313 7587-8091/org.tensorflow.demo I/tensorflow: ClassifierActivity: Inference time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10619718" calcext:value-type="float">
            <text:p>0,10619718</text:p>
          </table:table-cell>
          <table:table-cell table:number-columns-repeated="11"/>
          <table:table-cell office:value-type="string" calcext:value-type="string">
            <text:p>01-23 11:01:39.802 7587-8091/org.tensorflow.demo I/tensorflow: ClassifierActivity: Inference time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39793402" calcext:value-type="float">
            <text:p>0,039793402</text:p>
          </table:table-cell>
          <table:table-cell table:number-columns-repeated="9"/>
          <table:table-cell office:value-type="string" calcext:value-type="string">
            <text:p>01-23 11:01:42.256 7587-8091/org.tensorflow.demo I/tensorflow: ClassifierActivity: Inference time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xer</text:p>
          </table:table-cell>
          <table:table-cell office:value-type="float" office:value="0.015457244" calcext:value-type="float">
            <text:p>0,015457244</text:p>
          </table:table-cell>
          <table:table-cell office:value-type="float" office:value="0.04770008" calcext:value-type="float">
            <text:p>0,04770008</text:p>
          </table:table-cell>
          <table:table-cell table:number-columns-repeated="10"/>
          <table:table-cell office:value-type="string" calcext:value-type="string">
            <text:p>01-23 11:01:44.733 7587-8091/org.tensorflow.demo I/tensorflow: ClassifierActivity: Inference time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15342959" calcext:value-type="float">
            <text:p>0,015342959</text:p>
          </table:table-cell>
          <table:table-cell table:number-columns-repeated="11"/>
          <table:table-cell office:value-type="string" calcext:value-type="string">
            <text:p>01-23 11:01:47.239 7587-8091/org.tensorflow.demo I/tensorflow: ClassifierActivity: Inference time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1:49.855 7587-8091/org.tensorflow.demo I/tensorflow: ClassifierActivity: Inference time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01:52.441 7587-8091/org.tensorflow.demo I/tensorflow: ClassifierActivity: Inference time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1:55.054 7587-8091/org.tensorflow.demo I/tensorflow: ClassifierActivity: Inference time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0"/>
          <table:table-cell office:value-type="string" calcext:value-type="string">
            <text:p>01-23 11:01:57.563 7587-8091/org.tensorflow.demo I/tensorflow: ClassifierActivity: Inference time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2:00.089 7587-8091/org.tensorflow.demo I/tensorflow: ClassifierActivity: Inference time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7854892" calcext:value-type="float">
            <text:p>0,17854892</text:p>
          </table:table-cell>
          <table:table-cell table:number-columns-repeated="6"/>
          <table:table-cell table:formula="of:=IF([opt2.B18]=&quot;maltese&quot;;[opt2.C18];0)" office:value-type="float" office:value="0.17854892" calcext:value-type="float">
            <text:p>0,17854892</text:p>
          </table:table-cell>
          <table:table-cell table:number-columns-repeated="4"/>
          <table:table-cell office:value-type="string" calcext:value-type="string">
            <text:p>01-23 11:02:02.532 7587-8091/org.tensorflow.demo I/tensorflow: ClassifierActivity: Inference time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13325942" calcext:value-type="float">
            <text:p>0,13325942</text:p>
          </table:table-cell>
          <table:table-cell table:number-columns-repeated="11"/>
          <table:table-cell office:value-type="string" calcext:value-type="string">
            <text:p>01-23 11:02:05.133 7587-8091/org.tensorflow.demo I/tensorflow: ClassifierActivity: Inference time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73225416" calcext:value-type="float">
            <text:p>0,073225416</text:p>
          </table:table-cell>
          <table:table-cell table:number-columns-repeated="9"/>
          <table:table-cell office:value-type="string" calcext:value-type="string">
            <text:p>01-23 11:02:07.539 7587-8091/org.tensorflow.demo I/tensorflow: ClassifierActivity: Inference time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294805" calcext:value-type="float">
            <text:p>0,04294805</text:p>
          </table:table-cell>
          <table:table-cell table:number-columns-repeated="10"/>
          <table:table-cell office:value-type="string" calcext:value-type="string">
            <text:p>01-23 11:02:10.093 7587-8091/org.tensorflow.demo I/tensorflow: ClassifierActivity: Inference time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4163806" calcext:value-type="float">
            <text:p>0,04163806</text:p>
          </table:table-cell>
          <table:table-cell table:number-columns-repeated="11"/>
          <table:table-cell office:value-type="string" calcext:value-type="string">
            <text:p>01-23 11:02:12.734 7587-8091/org.tensorflow.demo I/tensorflow: ClassifierActivity: Inference time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7629994" calcext:value-type="float">
            <text:p>0,7629994</text:p>
          </table:table-cell>
          <table:table-cell table:number-columns-repeated="5"/>
          <table:table-cell table:formula="of:=IF([opt2.B28]=&quot;border&quot;;IF([opt2.C28]=&quot;collie&quot;;[opt2.D28];0);0)" office:value-type="float" office:value="0.7629994" calcext:value-type="float">
            <text:p>0,762999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340306" calcext:value-type="float">
            <text:p>0,1340306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186963" calcext:value-type="float">
            <text:p>0,02186963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4529437" calcext:value-type="float">
            <text:p>0,014529437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6706951" calcext:value-type="float">
            <text:p>0,006706951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17585847" calcext:value-type="float">
            <text:p>0,17585847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2.B38]=&quot;greater&quot;;IF([opt2.C38]=&quot;swiss&quot;;IF([opt2.D38]=&quot;mountain&quot;;IF([opt2.E38]=&quot;dog&quot;;[opt2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uetick</text:p>
          </table:table-cell>
          <table:table-cell office:value-type="string" calcext:value-type="string">
            <text:p>coonhound</text:p>
          </table:table-cell>
          <table:table-cell office:value-type="float" office:value="0.09430313" calcext:value-type="float">
            <text:p>0,09430313</text:p>
          </table:table-cell>
          <table:table-cell/>
          <table:table-cell office:value-type="float" office:value="0.39465192" calcext:value-type="float">
            <text:p>0,39465192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50714068" calcext:value-type="float">
            <text:p>0,050714068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abrador</text:p>
          </table:table-cell>
          <table:table-cell office:value-type="string" calcext:value-type="string">
            <text:p>retriever</text:p>
          </table:table-cell>
          <table:table-cell office:value-type="float" office:value="0.043144517" calcext:value-type="float">
            <text:p>0,043144517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04203833" calcext:value-type="float">
            <text:p>0,0420383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735631" calcext:value-type="float">
            <text:p>0,9735631</text:p>
          </table:table-cell>
          <table:table-cell table:number-columns-repeated="5"/>
          <table:table-cell table:formula="of:=IF([opt2.B48]=&quot;bedlington&quot;;IF([opt2.C48]=&quot;terrier&quot;;[opt2.D48];0);0)" office:value-type="float" office:value="0.9735631" calcext:value-type="float">
            <text:p>0,9735631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8842668" calcext:value-type="float">
            <text:p>0,008842668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75052325" calcext:value-type="float">
            <text:p>0,0075052325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36614966" calcext:value-type="float">
            <text:p>0,0036614966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omondor</text:p>
          </table:table-cell>
          <table:table-cell office:value-type="float" office:value="0.0029825438" calcext:value-type="float">
            <text:p>0,0029825438</text:p>
          </table:table-cell>
          <table:table-cell office:value-type="string" calcext:value-type="string">
            <text:p>terrier</text:p>
          </table:table-cell>
          <table:table-cell office:value-type="float" office:value="0.0028263703" calcext:value-type="float">
            <text:p>0,0028263703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013685464" calcext:value-type="float">
            <text:p>0,001368546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683051" calcext:value-type="float">
            <text:p>0,9683051</text:p>
          </table:table-cell>
          <table:table-cell table:number-columns-repeated="6"/>
          <table:table-cell table:formula="of:=IF([opt2.B58]=&quot;akita&quot;;[opt2.C58];0)" office:value-type="float" office:value="0.9683051" calcext:value-type="float">
            <text:p>0,968305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671864" calcext:value-type="float">
            <text:p>0,01671864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64888326" calcext:value-type="float">
            <text:p>0,006488832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19569076" calcext:value-type="float">
            <text:p>0,0019569076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214123" calcext:value-type="float">
            <text:p>0,00121412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83265185" calcext:value-type="float">
            <text:p>0,83265185</text:p>
          </table:table-cell>
          <table:table-cell table:number-columns-repeated="6"/>
          <table:table-cell table:formula="of:=IF([opt2.B68]=&quot;chihuahua&quot;;[opt2.C68];0)" office:value-type="float" office:value="0.83265185" calcext:value-type="float">
            <text:p>0,83265185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4771111" calcext:value-type="float">
            <text:p>0,04771111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55123" calcext:value-type="float">
            <text:p>0,0355123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22711793" calcext:value-type="float">
            <text:p>0,022711793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12602017" calcext:value-type="float">
            <text:p>0,01260201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9390615" calcext:value-type="float">
            <text:p>0,79390615</text:p>
          </table:table-cell>
          <table:table-cell table:number-columns-repeated="4"/>
          <table:table-cell table:formula="of:=IF([opt2.B78]=&quot;pembroke&quot;;IF([opt2.C78]=&quot;welsh&quot;;IF([opt2.D78]=&quot;corgi&quot;;[opt2.E78];0);0);0)" office:value-type="float" office:value="0.79390615" calcext:value-type="float">
            <text:p>0,7939061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7036104" calcext:value-type="float">
            <text:p>0,1703610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20965109" calcext:value-type="float">
            <text:p>0,020965109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8741075" calcext:value-type="float">
            <text:p>0,0038741075</text:p>
          </table:table-cell>
          <table:table-cell office:value-type="float" office:value="0.09862162" calcext:value-type="float">
            <text:p>0,0986216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38184521" calcext:value-type="float">
            <text:p>0,003818452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7932053" calcext:value-type="float">
            <text:p>0,7932053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2.B88]=&quot;canaan&quot;;IF([opt2.C88]=&quot;dog&quot;;[opt2.D88];0);0)" office:value-type="float" office:value="0.7932053" calcext:value-type="float">
            <text:p>0,793205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6330262" calcext:value-type="float">
            <text:p>0,046330262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38891237" calcext:value-type="float">
            <text:p>0,038891237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38349167" calcext:value-type="float">
            <text:p>0,038349167</text:p>
          </table:table-cell>
          <table:table-cell office:value-type="float" office:value="0.01536047" calcext:value-type="float">
            <text:p>0,01536047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12650537" calcext:value-type="float">
            <text:p>0,012650537</text:p>
          </table:table-cell>
          <table:table-cell office:value-type="string" calcext:value-type="string">
            <text:p>dog</text:p>
          </table:table-cell>
          <table:table-cell office:value-type="float" office:value="0.00960582" calcext:value-type="float">
            <text:p>0,0096058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336353" calcext:value-type="float">
            <text:p>0,5336353</text:p>
          </table:table-cell>
          <table:table-cell table:number-columns-repeated="4"/>
          <table:table-cell table:formula="of:=IF([opt2.B98]=&quot;cardigan&quot;;IF([opt2.C98]=&quot;welsh&quot;;IF([opt2.D98]=&quot;corgi&quot;;[opt2.E98];0);0);0)" office:value-type="float" office:value="0.5336353" calcext:value-type="float">
            <text:p>0,5336353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44818005" calcext:value-type="float">
            <text:p>0,4481800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8235034" calcext:value-type="float">
            <text:p>0,008235034</text:p>
          </table:table-cell>
          <table:table-cell office:value-type="float" office:value="0.0072962" calcext:value-type="float">
            <text:p>0,0072962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38941228" calcext:value-type="float">
            <text:p>0,0038941228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3717277" calcext:value-type="float">
            <text:p>0,001371727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47847524" calcext:value-type="float">
            <text:p>0,47847524</text:p>
          </table:table-cell>
          <table:table-cell table:number-columns-repeated="4"/>
          <table:table-cell table:formula="of:=IF([opt2.B108]=&quot;basenji&quot;;[opt2.C10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15057673" calcext:value-type="float">
            <text:p>0,15057673</text:p>
          </table:table-cell>
          <table:table-cell office:value-type="string" calcext:value-type="string">
            <text:p>corgi</text:p>
          </table:table-cell>
          <table:table-cell office:value-type="float" office:value="0.008618141" calcext:value-type="float">
            <text:p>0,008618141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3762198" calcext:value-type="float">
            <text:p>0,13762198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6301951" calcext:value-type="float">
            <text:p>0,06301951</text:p>
          </table:table-cell>
          <table:table-cell office:value-type="float" office:value="0.0053599435" calcext:value-type="float">
            <text:p>0,0053599435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33601575" calcext:value-type="float">
            <text:p>0,03360157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5733369" calcext:value-type="float">
            <text:p>0,5733369</text:p>
          </table:table-cell>
          <table:table-cell table:number-columns-repeated="5"/>
          <table:table-cell table:formula="of:=IF([opt2.B118]=&quot;havanese&quot;;[opt2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2875892" calcext:value-type="float">
            <text:p>0,2875892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20723945" calcext:value-type="float">
            <text:p>0,020723945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20583583" calcext:value-type="float">
            <text:p>0,020583583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17821193" calcext:value-type="float">
            <text:p>0,01782119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46195874" calcext:value-type="float">
            <text:p>0,46195874</text:p>
          </table:table-cell>
          <table:table-cell table:number-columns-repeated="5"/>
          <table:table-cell table:formula="of:=IF([opt2.B128]=&quot;norwegian&quot;;IF([opt2.C128]=&quot;lundehund&quot;;[opt2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23271605" calcext:value-type="float">
            <text:p>0,23271605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107661664" calcext:value-type="float">
            <text:p>0,107661664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34357287" calcext:value-type="float">
            <text:p>0,034357287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3573423" calcext:value-type="float">
            <text:p>0,03357342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26645127" calcext:value-type="float">
            <text:p>0,26645127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2.B138]=&quot;miniature&quot;;IF([opt2.C138]=&quot;schnauzer&quot;;[opt2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12010197" calcext:value-type="float">
            <text:p>0,12010197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terrier</text:p>
          </table:table-cell>
          <table:table-cell office:value-type="float" office:value="0.11205149" calcext:value-type="float">
            <text:p>0,11205149</text:p>
          </table:table-cell>
          <table:table-cell office:value-type="float" office:value="0.07614882" calcext:value-type="float">
            <text:p>0,07614882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7410627" calcext:value-type="float">
            <text:p>0,07410627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6707393" calcext:value-type="float">
            <text:p>0,06707393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36827838" calcext:value-type="float">
            <text:p>0,36827838</text:p>
          </table:table-cell>
          <table:table-cell office:value-type="float" office:value="0.75580496" calcext:value-type="float">
            <text:p>0,75580496</text:p>
          </table:table-cell>
          <table:table-cell table:number-columns-repeated="4"/>
          <table:table-cell table:formula="of:=IF([opt2.B148]=&quot;english&quot;;IF([opt2.C148]=&quot;springer&quot;;IF([opt2.D148]=&quot;spaniel&quot;;[opt2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3240387" calcext:value-type="float">
            <text:p>0,23240387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6692992" calcext:value-type="float">
            <text:p>0,06692992</text:p>
          </table:table-cell>
          <table:table-cell office:value-type="string" calcext:value-type="string">
            <text:p>setter</text:p>
          </table:table-cell>
          <table:table-cell office:value-type="float" office:value="0.032565627" calcext:value-type="float">
            <text:p>0,032565627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6343243" calcext:value-type="float">
            <text:p>0,06343243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047698136" calcext:value-type="float">
            <text:p>0,047698136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83390695" calcext:value-type="float">
            <text:p>0,83390695</text:p>
          </table:table-cell>
          <table:table-cell table:number-columns-repeated="5"/>
          <table:table-cell table:formula="of:=IF([opt2.B158]=&quot;afghan&quot;;IF([opt2.C158]=&quot;hound&quot;;[opt2.D158];0);0)" office:value-type="float" office:value="0.83390695" calcext:value-type="float">
            <text:p>0,83390695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5649747" calcext:value-type="float">
            <text:p>0,05649747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56399487" calcext:value-type="float">
            <text:p>0,056399487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33390746" calcext:value-type="float">
            <text:p>0,033390746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048081917" calcext:value-type="float">
            <text:p>0,0048081917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7665887" calcext:value-type="float">
            <text:p>0,7665887</text:p>
          </table:table-cell>
          <table:table-cell table:number-columns-repeated="5"/>
          <table:table-cell table:formula="of:=IF([opt2.B168]=&quot;affenpinscher&quot;;[opt2.C16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067855045" calcext:value-type="float">
            <text:p>0,067855045</text:p>
          </table:table-cell>
          <table:table-cell office:value-type="float" office:value="0.0064205737" calcext:value-type="float">
            <text:p>0,0064205737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42393122" calcext:value-type="float">
            <text:p>0,042393122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30579165" calcext:value-type="float">
            <text:p>0,030579165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ouvier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flandres</text:p>
          </table:table-cell>
          <table:table-cell office:value-type="float" office:value="0.025815018" calcext:value-type="float">
            <text:p>0,025815018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53251" calcext:value-type="float">
            <text:p>0,9953251</text:p>
          </table:table-cell>
          <table:table-cell table:number-columns-repeated="6"/>
          <table:table-cell table:formula="of:=IF([opt2.B178]=&quot;pomeranian&quot;;[opt2.C178];0)" office:value-type="float" office:value="0.9953251" calcext:value-type="float">
            <text:p>0,9953251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07649065" calcext:value-type="float">
            <text:p>0,0007649065</text:p>
          </table:table-cell>
          <table:table-cell office:value-type="float" office:value="0.012020423" calcext:value-type="float">
            <text:p>0,0120204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065753877" calcext:value-type="float">
            <text:p>0,0006575388</text:p>
          </table:table-cell>
          <table:table-cell office:value-type="float" office:value="0.0033013371" calcext:value-type="float">
            <text:p>0,0033013371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</text:p>
          </table:table-cell>
          <table:table-cell office:value-type="float" office:value="0.00063424534" calcext:value-type="float">
            <text:p>0,0006342453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5199179" calcext:value-type="float">
            <text:p>0,0005199179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8197215" calcext:value-type="float">
            <text:p>0,18197215</text:p>
          </table:table-cell>
          <table:table-cell office:value-type="float" office:value="0.8382748" calcext:value-type="float">
            <text:p>0,8382748</text:p>
          </table:table-cell>
          <table:table-cell table:number-columns-repeated="4"/>
          <table:table-cell table:formula="of:=IF([opt2.B188]=&quot;german&quot;;IF([opt2.C188]=&quot;shepherd&quot;;IF([opt2.D188]=&quot;dog&quot;;[opt2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7538886" calcext:value-type="float">
            <text:p>0,1753888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oloitzcuintli</text:p>
          </table:table-cell>
          <table:table-cell office:value-type="float" office:value="0.110344216" calcext:value-type="float">
            <text:p>0,110344216</text:p>
          </table:table-cell>
          <table:table-cell office:value-type="float" office:value="0.025589438" calcext:value-type="float">
            <text:p>0,025589438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91688275" calcext:value-type="float">
            <text:p>0,09168827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82037464" calcext:value-type="float">
            <text:p>0,08203746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7407317" calcext:value-type="float">
            <text:p>0,7407317</text:p>
          </table:table-cell>
          <table:table-cell table:number-columns-repeated="5"/>
          <table:table-cell table:formula="of:=IF([opt2.B198]=&quot;australian&quot;;IF([opt2.C198]=&quot;shepherd&quot;;[opt2.D198];0);0)" office:value-type="float" office:value="0.7407317" calcext:value-type="float">
            <text:p>0,7407317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51296927" calcext:value-type="float">
            <text:p>0,051296927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9198104" calcext:value-type="float">
            <text:p>0,039198104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29903617" calcext:value-type="float">
            <text:p>0,02990361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3643983" calcext:value-type="float">
            <text:p>0,0043643983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pyrenees</text:p>
          </table:table-cell>
          <table:table-cell office:value-type="float" office:value="0.017420266" calcext:value-type="float">
            <text:p>0,017420266</text:p>
          </table:table-cell>
          <table:table-cell table:number-columns-repeated="13"/>
        </table:table-row>
      </table:table>
      <table:table table:name="opt3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04:20.738 8540-9023/org.tensorflow.demo I/tensorflow: ClassifierActivity: Inference time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16324938" calcext:value-type="float">
            <text:p>16324938</text:p>
          </table:table-cell>
          <table:table-cell office:value-type="float" office:value="17620541" calcext:value-type="float">
            <text:p>17620541</text:p>
          </table:table-cell>
          <table:table-cell table:style-name="ce1" office:value-type="percentage" office:value="0.074" calcext:value-type="percentage">
            <text:p>7,40%</text:p>
          </table:table-cell>
          <table:table-cell office:value-type="string" calcext:value-type="string">
            <text:p>/home/aw/MobileMobileNetRetrained/graphs/mobilenet_1.0_224_500/opt3_retrained_dog_graph_mobilenet_1.0_224_500_0.01.pb</text:p>
          </table:table-cell>
          <table:table-cell table:number-columns-repeated="9"/>
          <table:table-cell office:value-type="string" calcext:value-type="string">
            <text:p>01-23 11:04:23.177 8540-9023/org.tensorflow.demo I/tensorflow: ClassifierActivity: Inference time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4:25.469 8540-9023/org.tensorflow.demo I/tensorflow: ClassifierActivity: Inference time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3.J6:.J202])" office:value-type="float" office:value="0.504834563" calcext:value-type="float">
            <text:p>0,504834563</text:p>
          </table:table-cell>
          <table:table-cell table:style-name="ce2" table:formula="of:=COUNTIFS([opt3.J6:.J200];&quot;=0&quot;)" office:value-type="float" office:value="7" calcext:value-type="float">
            <text:p>7</text:p>
          </table:table-cell>
          <table:table-cell table:style-name="ce2" table:formula="of:=AVERAGE([.P1:.P20])" office:value-type="float" office:value="323.4" calcext:value-type="float">
            <text:p>323,4</text:p>
          </table:table-cell>
          <table:table-cell table:number-columns-repeated="2"/>
          <table:table-cell office:value-type="string" calcext:value-type="string">
            <text:p>01-23 11:04:27.835 8540-9023/org.tensorflow.demo I/tensorflow: ClassifierActivity: Inference time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4:30.226 8540-9023/org.tensorflow.demo I/tensorflow: ClassifierActivity: Inference time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0"/>
          <table:table-cell office:value-type="string" calcext:value-type="string">
            <text:p>01-23 11:04:32.620 8540-9023/org.tensorflow.demo I/tensorflow: ClassifierActivity: Inference time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4:35.054 8540-9023/org.tensorflow.demo I/tensorflow: ClassifierActivity: Inference time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992793" calcext:value-type="float">
            <text:p>0,7992793</text:p>
          </table:table-cell>
          <table:table-cell table:number-columns-repeated="5"/>
          <table:table-cell table:formula="of:=IF([opt3.B8]=&quot;great&quot;;IF([opt3.C8]=&quot;dane&quot;;[opt3.D8];0);0)" office:value-type="float" office:value="0.7992793" calcext:value-type="float">
            <text:p>0,7992793</text:p>
          </table:table-cell>
          <table:table-cell table:number-columns-repeated="4"/>
          <table:table-cell office:value-type="string" calcext:value-type="string">
            <text:p>01-23 11:04:37.495 8540-9023/org.tensorflow.demo I/tensorflow: ClassifierActivity: Inference time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7288512" calcext:value-type="float">
            <text:p>0,07288512</text:p>
          </table:table-cell>
          <table:table-cell table:number-columns-repeated="11"/>
          <table:table-cell office:value-type="string" calcext:value-type="string">
            <text:p>01-23 11:04:39.924 8540-9023/org.tensorflow.demo I/tensorflow: ClassifierActivity: Inference time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3186869" calcext:value-type="float">
            <text:p>0,03186869</text:p>
          </table:table-cell>
          <table:table-cell table:number-columns-repeated="10"/>
          <table:table-cell office:value-type="string" calcext:value-type="string">
            <text:p>01-23 11:04:42.392 8540-9023/org.tensorflow.demo I/tensorflow: ClassifierActivity: Inference time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21831114" calcext:value-type="float">
            <text:p>0,021831114</text:p>
          </table:table-cell>
          <table:table-cell table:number-columns-repeated="9"/>
          <table:table-cell office:value-type="string" calcext:value-type="string">
            <text:p>01-23 11:04:44.824 8540-9023/org.tensorflow.demo I/tensorflow: ClassifierActivity: Inference time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terrier</text:p>
          </table:table-cell>
          <table:table-cell office:value-type="float" office:value="0.011732884" calcext:value-type="float">
            <text:p>0,011732884</text:p>
          </table:table-cell>
          <table:table-cell table:number-columns-repeated="9"/>
          <table:table-cell office:value-type="string" calcext:value-type="string">
            <text:p>01-23 11:04:47.174 8540-9023/org.tensorflow.demo I/tensorflow: ClassifierActivity: Inference time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4:49.456 8540-9023/org.tensorflow.demo I/tensorflow: ClassifierActivity: Inference time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04:51.988 8540-9023/org.tensorflow.demo I/tensorflow: ClassifierActivity: Inference time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4:54.283 8540-9023/org.tensorflow.demo I/tensorflow: ClassifierActivity: Inference time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0"/>
          <table:table-cell office:value-type="string" calcext:value-type="string">
            <text:p>01-23 11:04:56.578 8540-9023/org.tensorflow.demo I/tensorflow: ClassifierActivity: Inference time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4:59.009 8540-9023/org.tensorflow.demo I/tensorflow: ClassifierActivity: Inference time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252775" calcext:value-type="float">
            <text:p>0,252775</text:p>
          </table:table-cell>
          <table:table-cell table:number-columns-repeated="6"/>
          <table:table-cell table:formula="of:=IF([opt3.B18]=&quot;maltese&quot;;[opt3.C18]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1-23 11:05:01.501 8540-9023/org.tensorflow.demo I/tensorflow: ClassifierActivity: Inference time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4954501" calcext:value-type="float">
            <text:p>0,14954501</text:p>
          </table:table-cell>
          <table:table-cell table:number-columns-repeated="11"/>
          <table:table-cell office:value-type="string" calcext:value-type="string">
            <text:p>01-23 11:05:03.839 8540-9023/org.tensorflow.demo I/tensorflow: ClassifierActivity: Inference time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59469953" calcext:value-type="float">
            <text:p>0,059469953</text:p>
          </table:table-cell>
          <table:table-cell table:number-columns-repeated="11"/>
          <table:table-cell office:value-type="string" calcext:value-type="string">
            <text:p>01-23 11:05:06.377 8540-9023/org.tensorflow.demo I/tensorflow: ClassifierActivity: Inference time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49229838" calcext:value-type="float">
            <text:p>0,049229838</text:p>
          </table:table-cell>
          <table:table-cell table:number-columns-repeated="9"/>
          <table:table-cell office:value-type="string" calcext:value-type="string">
            <text:p>01-23 11:05:08.604 8540-9023/org.tensorflow.demo I/tensorflow: ClassifierActivity: Inference time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4336325" calcext:value-type="float">
            <text:p>0,04336325</text:p>
          </table:table-cell>
          <table:table-cell table:number-columns-repeated="8"/>
          <table:table-cell office:value-type="string" calcext:value-type="string">
            <text:p>01-23 11:05:11.305 8540-9023/org.tensorflow.demo I/tensorflow: ClassifierActivity: Inference time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8134904" calcext:value-type="float">
            <text:p>0,8134904</text:p>
          </table:table-cell>
          <table:table-cell table:number-columns-repeated="5"/>
          <table:table-cell table:formula="of:=IF([opt3.B28]=&quot;border&quot;;IF([opt3.C28]=&quot;collie&quot;;[opt3.D28];0);0)" office:value-type="float" office:value="0.8134904" calcext:value-type="float">
            <text:p>0,813490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3545856" calcext:value-type="float">
            <text:p>0,13545856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76121143" calcext:value-type="float">
            <text:p>0,0076121143</text:p>
          </table:table-cell>
          <table:table-cell office:value-type="float" office:value="0.010787023" calcext:value-type="float">
            <text:p>0,010787023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50811423" calcext:value-type="float">
            <text:p>0,005081142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46532587" calcext:value-type="float">
            <text:p>0,004653258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5393512" calcext:value-type="float">
            <text:p>0,001539351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4208398" calcext:value-type="float">
            <text:p>0,4208398</text:p>
          </table:table-cell>
          <table:table-cell office:value-type="float" office:value="0.50027764" calcext:value-type="float">
            <text:p>0,50027764</text:p>
          </table:table-cell>
          <table:table-cell table:number-columns-repeated="3"/>
          <table:table-cell table:formula="of:=IF([opt3.B38]=&quot;greater&quot;;IF([opt3.C38]=&quot;swiss&quot;;IF([opt3.D38]=&quot;mountain&quot;;IF([opt3.E38]=&quot;dog&quot;;[opt3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14958212" calcext:value-type="float">
            <text:p>0,14958212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uceron</text:p>
          </table:table-cell>
          <table:table-cell office:value-type="float" office:value="0.1363714" calcext:value-type="float">
            <text:p>0,1363714</text:p>
          </table:table-cell>
          <table:table-cell office:value-type="string" calcext:value-type="string">
            <text:p>dog</text:p>
          </table:table-cell>
          <table:table-cell office:value-type="float" office:value="0.04908232" calcext:value-type="float">
            <text:p>0,04908232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etter</text:p>
          </table:table-cell>
          <table:table-cell office:value-type="float" office:value="0.048735794" calcext:value-type="float">
            <text:p>0,048735794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37754733" calcext:value-type="float">
            <text:p>0,03775473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8038405" calcext:value-type="float">
            <text:p>0,98038405</text:p>
          </table:table-cell>
          <table:table-cell table:number-columns-repeated="5"/>
          <table:table-cell table:formula="of:=IF([opt3.B48]=&quot;bedlington&quot;;IF([opt3.C48]=&quot;terrier&quot;;[opt3.D48];0);0)" office:value-type="float" office:value="0.98038405" calcext:value-type="float">
            <text:p>0,98038405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61888914" calcext:value-type="float">
            <text:p>0,0061888914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omondor</text:p>
          </table:table-cell>
          <table:table-cell office:value-type="float" office:value="0.0040534087" calcext:value-type="float">
            <text:p>0,0040534087</text:p>
          </table:table-cell>
          <table:table-cell office:value-type="float" office:value="0.0017637032" calcext:value-type="float">
            <text:p>0,0017637032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02641911" calcext:value-type="float">
            <text:p>0,002641911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02392894" calcext:value-type="float">
            <text:p>0,00239289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569337" calcext:value-type="float">
            <text:p>0,9569337</text:p>
          </table:table-cell>
          <table:table-cell table:number-columns-repeated="6"/>
          <table:table-cell table:formula="of:=IF([opt3.B58]=&quot;akita&quot;;[opt3.C58];0)" office:value-type="float" office:value="0.9569337" calcext:value-type="float">
            <text:p>0,956933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23986245" calcext:value-type="float">
            <text:p>0,023986245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6046173" calcext:value-type="float">
            <text:p>0,0056046173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9808326" calcext:value-type="float">
            <text:p>0,003980832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1995569" calcext:value-type="float">
            <text:p>0,00199556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83965933" calcext:value-type="float">
            <text:p>0,83965933</text:p>
          </table:table-cell>
          <table:table-cell table:number-columns-repeated="6"/>
          <table:table-cell table:formula="of:=IF([opt3.B68]=&quot;chihuahua&quot;;[opt3.C68];0)" office:value-type="float" office:value="0.83965933" calcext:value-type="float">
            <text:p>0,8396593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109838806" calcext:value-type="float">
            <text:p>0,109838806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1942579" calcext:value-type="float">
            <text:p>0,01942579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8421284" calcext:value-type="float">
            <text:p>0,00842128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40967665" calcext:value-type="float">
            <text:p>0,004096766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90469843" calcext:value-type="float">
            <text:p>0,90469843</text:p>
          </table:table-cell>
          <table:table-cell table:number-columns-repeated="4"/>
          <table:table-cell table:formula="of:=IF([opt3.B78]=&quot;pembroke&quot;;IF([opt3.C78]=&quot;welsh&quot;;IF([opt3.D78]=&quot;corgi&quot;;[opt3.E78];0);0);0)" office:value-type="float" office:value="0.90469843" calcext:value-type="float">
            <text:p>0,9046984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062824756" calcext:value-type="float">
            <text:p>0,062824756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10277301" calcext:value-type="float">
            <text:p>0,010277301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8589192" calcext:value-type="float">
            <text:p>0,008589192</text:p>
          </table:table-cell>
          <table:table-cell office:value-type="string" calcext:value-type="string">
            <text:p>dog</text:p>
          </table:table-cell>
          <table:table-cell office:value-type="float" office:value="0.10274683" calcext:value-type="float">
            <text:p>0,102746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53490284" calcext:value-type="float">
            <text:p>0,005349028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82794577" calcext:value-type="float">
            <text:p>0,82794577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3.B88]=&quot;canaan&quot;;IF([opt3.C88]=&quot;dog&quot;;[opt3.D88];0);0)" office:value-type="float" office:value="0.82794577" calcext:value-type="float">
            <text:p>0,8279457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6912028" calcext:value-type="float">
            <text:p>0,06912028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uvasz</text:p>
          </table:table-cell>
          <table:table-cell office:value-type="float" office:value="0.019007888" calcext:value-type="float">
            <text:p>0,019007888</text:p>
          </table:table-cell>
          <table:table-cell office:value-type="float" office:value="0.08123163" calcext:value-type="float">
            <text:p>0,08123163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13924696" calcext:value-type="float">
            <text:p>0,01392469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13251952" calcext:value-type="float">
            <text:p>0,013251952</text:p>
          </table:table-cell>
          <table:table-cell office:value-type="float" office:value="0.014377269" calcext:value-type="float">
            <text:p>0,01437726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73356813" calcext:value-type="float">
            <text:p>0,73356813</text:p>
          </table:table-cell>
          <table:table-cell table:number-columns-repeated="4"/>
          <table:table-cell table:formula="of:=IF([opt3.B98]=&quot;cardigan&quot;;IF([opt3.C98]=&quot;welsh&quot;;IF([opt3.D98]=&quot;corgi&quot;;[opt3.E9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579476" calcext:value-type="float">
            <text:p>0,2579476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36145677" calcext:value-type="float">
            <text:p>0,0036145677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27367019" calcext:value-type="float">
            <text:p>0,0027367019</text:p>
          </table:table-cell>
          <table:table-cell office:value-type="string" calcext:value-type="string">
            <text:p>terrier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0058934494" calcext:value-type="float">
            <text:p>0,000589344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24798039" calcext:value-type="float">
            <text:p>0,24798039</text:p>
          </table:table-cell>
          <table:table-cell table:number-columns-repeated="6"/>
          <table:table-cell table:formula="of:=IF([opt3.B108]=&quot;basenji&quot;;[opt3.C108];0)" office:value-type="float" office:value="0.24798039" calcext:value-type="float">
            <text:p>0,2479803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24021265" calcext:value-type="float">
            <text:p>0,2402126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16730353" calcext:value-type="float">
            <text:p>0,1673035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foxhound</text:p>
          </table:table-cell>
          <table:table-cell office:value-type="float" office:value="0.06196708" calcext:value-type="float">
            <text:p>0,06196708</text:p>
          </table:table-cell>
          <table:table-cell office:value-type="float" office:value="0.008027136" calcext:value-type="float">
            <text:p>0,008027136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54846514" calcext:value-type="float">
            <text:p>0,05484651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7664413" calcext:value-type="float">
            <text:p>0,7664413</text:p>
          </table:table-cell>
          <table:table-cell table:number-columns-repeated="5"/>
          <table:table-cell table:formula="of:=IF([opt3.B118]=&quot;havanese&quot;;[opt3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06382134" calcext:value-type="float">
            <text:p>0,0638213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owchen</text:p>
          </table:table-cell>
          <table:table-cell office:value-type="float" office:value="0.031970218" calcext:value-type="float">
            <text:p>0,031970218</text:p>
          </table:table-cell>
          <table:table-cell office:value-type="float" office:value="0.15652293" calcext:value-type="float">
            <text:p>0,15652293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030842664" calcext:value-type="float">
            <text:p>0,030842664</text:p>
          </table:table-cell>
          <table:table-cell office:value-type="float" office:value="0.10018551" calcext:value-type="float">
            <text:p>0,10018551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28159533" calcext:value-type="float">
            <text:p>0,0281595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40544027" calcext:value-type="float">
            <text:p>0,40544027</text:p>
          </table:table-cell>
          <table:table-cell table:number-columns-repeated="5"/>
          <table:table-cell table:formula="of:=IF([opt3.B128]=&quot;norwegian&quot;;IF([opt3.C128]=&quot;lundehund&quot;;[opt3.D128];0);0)" office:value-type="float" office:value="0.40544027" calcext:value-type="float">
            <text:p>0,4054402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891919" calcext:value-type="float">
            <text:p>0,1891919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113994464" calcext:value-type="float">
            <text:p>0,113994464</text:p>
          </table:table-cell>
          <table:table-cell office:value-type="float" office:value="0.23035163" calcext:value-type="float">
            <text:p>0,23035163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reyhound</text:p>
          </table:table-cell>
          <table:table-cell office:value-type="float" office:value="0.106264256" calcext:value-type="float">
            <text:p>0,106264256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04047198" calcext:value-type="float">
            <text:p>0,0404719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30700287" calcext:value-type="float">
            <text:p>0,30700287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3.B138]=&quot;miniature&quot;;IF([opt3.C138]=&quot;schnauzer&quot;;[opt3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92594795" calcext:value-type="float">
            <text:p>0,09259479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89492545" calcext:value-type="float">
            <text:p>0,089492545</text:p>
          </table:table-cell>
          <table:table-cell office:value-type="float" office:value="0.084645085" calcext:value-type="float">
            <text:p>0,08464508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8161443" calcext:value-type="float">
            <text:p>0,08161443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06894491" calcext:value-type="float">
            <text:p>0,06894491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31089753" calcext:value-type="float">
            <text:p>0,31089753</text:p>
          </table:table-cell>
          <table:table-cell table:number-columns-repeated="3"/>
          <table:table-cell table:formula="of:=IF([opt3.B148]=&quot;english&quot;;IF([opt3.C148]=&quot;springer&quot;;IF([opt3.D148]=&quot;spaniel&quot;;[opt3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14309819" calcext:value-type="float">
            <text:p>0,14309819</text:p>
          </table:table-cell>
          <table:table-cell office:value-type="string" calcext:value-type="string">
            <text:p>0.1681370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ittany</text:p>
          </table:table-cell>
          <table:table-cell office:value-type="float" office:value="0.10221828" calcext:value-type="float">
            <text:p>0,1022182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ter</text:p>
          </table:table-cell>
          <table:table-cell office:value-type="float" office:value="0.03261387" calcext:value-type="float">
            <text:p>0,03261387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10190185" calcext:value-type="float">
            <text:p>0,10190185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99992864" calcext:value-type="float">
            <text:p>0,09999286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9708198" calcext:value-type="float">
            <text:p>0,9708198</text:p>
          </table:table-cell>
          <table:table-cell table:number-columns-repeated="5"/>
          <table:table-cell table:formula="of:=IF([opt3.B158]=&quot;afghan&quot;;IF([opt3.C158]=&quot;hound&quot;;[opt3.D158];0);0)" office:value-type="float" office:value="0.9708198" calcext:value-type="float">
            <text:p>0,9708198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15076152" calcext:value-type="float">
            <text:p>0,015076152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10154493" calcext:value-type="float">
            <text:p>0,010154493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24194438" calcext:value-type="float">
            <text:p>0,0024194438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cker</text:p>
          </table:table-cell>
          <table:table-cell office:value-type="string" calcext:value-type="string">
            <text:p>spaniel</text:p>
          </table:table-cell>
          <table:table-cell office:value-type="float" office:value="0.00027016274" calcext:value-type="float">
            <text:p>0,000270162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43474576" calcext:value-type="float">
            <text:p>0,43474576</text:p>
          </table:table-cell>
          <table:table-cell table:number-columns-repeated="6"/>
          <table:table-cell table:formula="of:=IF([opt3.B168]=&quot;affenpinscher&quot;;[opt3.C168];0)" office:value-type="float" office:value="0.43474576" calcext:value-type="float">
            <text:p>0,43474576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26706955" calcext:value-type="float">
            <text:p>0,26706955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10721858" calcext:value-type="float">
            <text:p>0,10721858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5212346" calcext:value-type="float">
            <text:p>0,05212346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niature</text:p>
          </table:table-cell>
          <table:table-cell office:value-type="string" calcext:value-type="string">
            <text:p>schnauzer</text:p>
          </table:table-cell>
          <table:table-cell office:value-type="float" office:value="0.04665255" calcext:value-type="float">
            <text:p>0,046652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8225766" calcext:value-type="float">
            <text:p>0,98225766</text:p>
          </table:table-cell>
          <table:table-cell table:number-columns-repeated="6"/>
          <table:table-cell table:formula="of:=IF([opt3.B178]=&quot;pomeranian&quot;;[opt3.C178];0)" office:value-type="float" office:value="0.98225766" calcext:value-type="float">
            <text:p>0,9822576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34062236" calcext:value-type="float">
            <text:p>0,0034062236</text:p>
          </table:table-cell>
          <table:table-cell office:value-type="string" calcext:value-type="string">
            <text:p>dog</text:p>
          </table:table-cell>
          <table:table-cell office:value-type="float" office:value="0.011768942" calcext:value-type="float">
            <text:p>0,011768942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0022159128" calcext:value-type="float">
            <text:p>0,0022159128</text:p>
          </table:table-cell>
          <table:table-cell office:value-type="float" office:value="0.003301328" calcext:value-type="float">
            <text:p>0,003301328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20552052" calcext:value-type="float">
            <text:p>0,0020552052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012701633" calcext:value-type="float">
            <text:p>0,001270163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5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20436741" calcext:value-type="float">
            <text:p>0,20436741</text:p>
          </table:table-cell>
          <table:table-cell office:value-type="float" office:value="0.8602032" calcext:value-type="float">
            <text:p>0,8602032</text:p>
          </table:table-cell>
          <table:table-cell table:number-columns-repeated="4"/>
          <table:table-cell table:formula="of:=IF([opt3.B188]=&quot;german&quot;;IF([opt3.C188]=&quot;shepherd&quot;;IF([opt3.D188]=&quot;dog&quot;;[opt3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6897674" calcext:value-type="float">
            <text:p>0,1689767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11896462" calcext:value-type="float">
            <text:p>0,1189646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11018404" calcext:value-type="float">
            <text:p>0,11018404</text:p>
          </table:table-cell>
          <table:table-cell office:value-type="float" office:value="0.008594283" calcext:value-type="float">
            <text:p>0,008594283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oloitzcuintli</text:p>
          </table:table-cell>
          <table:table-cell office:value-type="float" office:value="0.08295261" calcext:value-type="float">
            <text:p>0,0829526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9330564" calcext:value-type="float">
            <text:p>0,9330564</text:p>
          </table:table-cell>
          <table:table-cell table:number-columns-repeated="5"/>
          <table:table-cell table:formula="of:=IF([opt3.B198]=&quot;australian&quot;;IF([opt3.C198]=&quot;shepherd&quot;;[opt3.D198];0);0)" office:value-type="float" office:value="0.9330564" calcext:value-type="float">
            <text:p>0,933056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22733137" calcext:value-type="float">
            <text:p>0,022733137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06851597" calcext:value-type="float">
            <text:p>0,006851597</text:p>
          </table:table-cell>
          <table:table-cell office:value-type="float" office:value="0.0060070273" calcext:value-type="float">
            <text:p>0,0060070273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053792116" calcext:value-type="float">
            <text:p>0,0053792116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5434493" calcext:value-type="float">
            <text:p>0,0045434493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050780335" calcext:value-type="float">
            <text:p>0,0050780335</text:p>
          </table:table-cell>
          <table:table-cell table:number-columns-repeated="13"/>
        </table:table-row>
      </table:table>
      <table:table table:name="opt4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ompressed</text:p>
          </table:table-cell>
          <table:table-cell office:value-type="string" calcext:value-type="string">
            <text:p>uncompress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compressed_name</text:p>
          </table:table-cell>
          <table:table-cell table:number-columns-repeated="9"/>
          <table:table-cell office:value-type="string" calcext:value-type="string">
            <text:p>01-23 11:06:17.086 9449-9824/org.tensorflow.demo I/tensorflow: ClassifierActivity: Inference time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float" office:value="4765166" calcext:value-type="float">
            <text:p>4765166</text:p>
          </table:table-cell>
          <table:table-cell office:value-type="float" office:value="17620541" calcext:value-type="float">
            <text:p>17620541</text:p>
          </table:table-cell>
          <table:table-cell table:style-name="ce1" office:value-type="percentage" office:value="0.73" calcext:value-type="percentage">
            <text:p>73,00%</text:p>
          </table:table-cell>
          <table:table-cell office:value-type="string" calcext:value-type="string">
            <text:p>/home/aw/MobileMobileNetRetrained/graphs/mobilenet_1.0_224_500/opt4_retrained_dog_graph_mobilenet_1.0_224_500_0.01.pb</text:p>
          </table:table-cell>
          <table:table-cell table:number-columns-repeated="9"/>
          <table:table-cell office:value-type="string" calcext:value-type="string">
            <text:p>01-23 11:06:19.471 9449-9824/org.tensorflow.demo I/tensorflow: ClassifierActivity: Inference time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6:22.033 9449-9824/org.tensorflow.demo I/tensorflow: ClassifierActivity: Inference time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Great_dane_05350.jpg</text:p>
          </table:table-cell>
          <table:table-cell table:number-columns-repeated="8"/>
          <table:table-cell table:style-name="ce2" table:formula="of:=AVERAGE([opt4.J6:.J202])" office:value-type="float" office:value="0.4584744525" calcext:value-type="float">
            <text:p>0,4584744525</text:p>
          </table:table-cell>
          <table:table-cell table:style-name="ce2" table:formula="of:=COUNTIFS([opt4.J6:.J200];&quot;=0&quot;)" office:value-type="float" office:value="8" calcext:value-type="float">
            <text:p>8</text:p>
          </table:table-cell>
          <table:table-cell table:style-name="ce2" table:formula="of:=AVERAGE([.P1:.P20])" office:value-type="float" office:value="320.55" calcext:value-type="float">
            <text:p>320,55</text:p>
          </table:table-cell>
          <table:table-cell table:number-columns-repeated="2"/>
          <table:table-cell office:value-type="string" calcext:value-type="string">
            <text:p>01-23 11:06:24.390 9449-9824/org.tensorflow.demo I/tensorflow: ClassifierActivity: Inference time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6:26.860 9449-9824/org.tensorflow.demo I/tensorflow: ClassifierActivity: Inference time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7s</text:p>
          </table:table-cell>
          <table:table-cell table:number-columns-repeated="10"/>
          <table:table-cell office:value-type="string" calcext:value-type="string">
            <text:p>01-23 11:06:29.268 9449-9824/org.tensorflow.demo I/tensorflow: ClassifierActivity: Inference time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6:31.621 9449-9824/org.tensorflow.demo I/tensorflow: ClassifierActivity: Inference time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dane</text:p>
          </table:table-cell>
          <table:table-cell office:value-type="float" office:value="0.78077424" calcext:value-type="float">
            <text:p>0,78077424</text:p>
          </table:table-cell>
          <table:table-cell table:number-columns-repeated="5"/>
          <table:table-cell table:formula="of:=IF([opt4.B8]=&quot;great&quot;;IF([opt4.C8]=&quot;dane&quot;;[opt4.D8];0);0)" office:value-type="float" office:value="0.78077424" calcext:value-type="float">
            <text:p>0,78077424</text:p>
          </table:table-cell>
          <table:table-cell table:number-columns-repeated="4"/>
          <table:table-cell office:value-type="string" calcext:value-type="string">
            <text:p>01-23 11:06:34.196 9449-9824/org.tensorflow.demo I/tensorflow: ClassifierActivity: Inference time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ott</text:p>
          </table:table-cell>
          <table:table-cell office:value-type="float" office:value="0.09113888" calcext:value-type="float">
            <text:p>0,09113888</text:p>
          </table:table-cell>
          <table:table-cell table:number-columns-repeated="11"/>
          <table:table-cell office:value-type="string" calcext:value-type="string">
            <text:p>01-23 11:06:36.600 9449-9824/org.tensorflow.demo I/tensorflow: ClassifierActivity: Inference time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orthaired</text:p>
          </table:table-cell>
          <table:table-cell office:value-type="string" calcext:value-type="string">
            <text:p>pointer</text:p>
          </table:table-cell>
          <table:table-cell office:value-type="float" office:value="0.03611796" calcext:value-type="float">
            <text:p>0,03611796</text:p>
          </table:table-cell>
          <table:table-cell table:number-columns-repeated="9"/>
          <table:table-cell office:value-type="string" calcext:value-type="string">
            <text:p>01-23 11:06:39.040 9449-9824/org.tensorflow.demo I/tensorflow: ClassifierActivity: Inference time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16753057" calcext:value-type="float">
            <text:p>0,016753057</text:p>
          </table:table-cell>
          <table:table-cell office:value-type="float" office:value="0.04723612" calcext:value-type="float">
            <text:p>0,04723612</text:p>
          </table:table-cell>
          <table:table-cell table:number-columns-repeated="10"/>
          <table:table-cell office:value-type="string" calcext:value-type="string">
            <text:p>01-23 11:06:41.488 9449-9824/org.tensorflow.demo I/tensorflow: ClassifierActivity: Inference time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orso</text:p>
          </table:table-cell>
          <table:table-cell office:value-type="float" office:value="0.013216767" calcext:value-type="float">
            <text:p>0,013216767</text:p>
          </table:table-cell>
          <table:table-cell table:number-columns-repeated="10"/>
          <table:table-cell office:value-type="string" calcext:value-type="string">
            <text:p>01-23 11:06:43.752 9449-9824/org.tensorflow.demo I/tensorflow: ClassifierActivity: Inference time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6:46.053 9449-9824/org.tensorflow.demo I/tensorflow: ClassifierActivity: Inference time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/home/aw/tensorflow-for-poets-2/label_image_pics/Maltese_n02085936_2135.jpg</text:p>
          </table:table-cell>
          <table:table-cell table:number-columns-repeated="13"/>
          <table:table-cell office:value-type="string" calcext:value-type="string">
            <text:p>01-23 11:06:48.518 9449-9824/org.tensorflow.demo I/tensorflow: ClassifierActivity: Inference time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6:50.908 9449-9824/org.tensorflow.demo I/tensorflow: ClassifierActivity: Inference time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0"/>
          <table:table-cell office:value-type="string" calcext:value-type="string">
            <text:p>01-23 11:06:53.320 9449-9824/org.tensorflow.demo I/tensorflow: ClassifierActivity: Inference time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01-23 11:06:55.613 9449-9824/org.tensorflow.demo I/tensorflow: ClassifierActivity: Inference time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tese</text:p>
          </table:table-cell>
          <table:table-cell office:value-type="float" office:value="0.19151297" calcext:value-type="float">
            <text:p>0,19151297</text:p>
          </table:table-cell>
          <table:table-cell table:number-columns-repeated="6"/>
          <table:table-cell table:formula="of:=IF([opt4.B18]=&quot;maltese&quot;;[opt4.C18];0)" office:value-type="float" office:value="0.19151297" calcext:value-type="float">
            <text:p>0,19151297</text:p>
          </table:table-cell>
          <table:table-cell table:number-columns-repeated="4"/>
          <table:table-cell office:value-type="string" calcext:value-type="string">
            <text:p>01-23 11:06:57.977 9449-9824/org.tensorflow.demo I/tensorflow: ClassifierActivity: Inference time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anese</text:p>
          </table:table-cell>
          <table:table-cell office:value-type="float" office:value="0.13255385" calcext:value-type="float">
            <text:p>0,13255385</text:p>
          </table:table-cell>
          <table:table-cell table:number-columns-repeated="11"/>
          <table:table-cell office:value-type="string" calcext:value-type="string">
            <text:p>01-23 11:07:00.333 9449-9824/org.tensorflow.demo I/tensorflow: ClassifierActivity: Inference time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6824276" calcext:value-type="float">
            <text:p>0,06824276</text:p>
          </table:table-cell>
          <table:table-cell table:number-columns-repeated="9"/>
          <table:table-cell office:value-type="string" calcext:value-type="string">
            <text:p>01-23 11:07:02.648 9449-9824/org.tensorflow.demo I/tensorflow: ClassifierActivity: Inference time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4897069" calcext:value-type="float">
            <text:p>0,04897069</text:p>
          </table:table-cell>
          <table:table-cell office:value-type="float" office:value="0.04438837" calcext:value-type="float">
            <text:p>0,04438837</text:p>
          </table:table-cell>
          <table:table-cell table:number-columns-repeated="10"/>
          <table:table-cell office:value-type="string" calcext:value-type="string">
            <text:p>01-23 11:07:05.055 9449-9824/org.tensorflow.demo I/tensorflow: ClassifierActivity: Inference time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4269646" calcext:value-type="float">
            <text:p>0,04269646</text:p>
          </table:table-cell>
          <table:table-cell table:number-columns-repeated="10"/>
          <table:table-cell office:value-type="string" calcext:value-type="string">
            <text:p>01-23 11:07:07.547 9449-9824/org.tensorflow.demo I/tensorflow: ClassifierActivity: Inference time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order_collie_0206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llie</text:p>
          </table:table-cell>
          <table:table-cell office:value-type="float" office:value="0.7572724" calcext:value-type="float">
            <text:p>0,7572724</text:p>
          </table:table-cell>
          <table:table-cell table:number-columns-repeated="5"/>
          <table:table-cell table:formula="of:=IF([opt4.B28]=&quot;border&quot;;IF([opt4.C28]=&quot;collie&quot;;[opt4.D28];0);0)" office:value-type="float" office:value="0.7572724" calcext:value-type="float">
            <text:p>0,757272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1306804" calcext:value-type="float">
            <text:p>0,1306804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27260894" calcext:value-type="float">
            <text:p>0,027260894</text:p>
          </table:table-cell>
          <table:table-cell office:value-type="float" office:value="0.00881398" calcext:value-type="float">
            <text:p>0,00881398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4749045" calcext:value-type="float">
            <text:p>0,014749045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8856054" calcext:value-type="float">
            <text:p>0,008856054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4226203" calcext:value-type="float">
            <text:p>0,001422620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reater_swiss_mountain_dog_n02107574_678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retriever</text:p>
          </table:table-cell>
          <table:table-cell office:value-type="float" office:value="0.20296802" calcext:value-type="float">
            <text:p>0,20296802</text:p>
          </table:table-cell>
          <table:table-cell office:value-type="float" office:value="0.5002785" calcext:value-type="float">
            <text:p>0,5002785</text:p>
          </table:table-cell>
          <table:table-cell table:number-columns-repeated="3"/>
          <table:table-cell table:formula="of:=IF([opt4.B38]=&quot;greater&quot;;IF([opt4.C38]=&quot;swiss&quot;;IF([opt4.D38]=&quot;mountain&quot;;IF([opt4.E38]=&quot;dog&quot;;[opt4.F38];0)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luetick</text:p>
          </table:table-cell>
          <table:table-cell office:value-type="string" calcext:value-type="string">
            <text:p>coonhound</text:p>
          </table:table-cell>
          <table:table-cell office:value-type="float" office:value="0.06720165" calcext:value-type="float">
            <text:p>0,06720165</text:p>
          </table:table-cell>
          <table:table-cell office:value-type="string" calcext:value-type="string">
            <text:p>dog</text:p>
          </table:table-cell>
          <table:table-cell office:value-type="float" office:value="0.39273652" calcext:value-type="float">
            <text:p>0,3927365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spaniel</text:p>
          </table:table-cell>
          <table:table-cell office:value-type="float" office:value="0.053426392" calcext:value-type="float">
            <text:p>0,053426392</text:p>
          </table:table-cell>
          <table:table-cell office:value-type="float" office:value="0.045257874" calcext:value-type="float">
            <text:p>0,045257874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chshund</text:p>
          </table:table-cell>
          <table:table-cell office:value-type="float" office:value="0.045850895" calcext:value-type="float">
            <text:p>0,045850895</text:p>
          </table:table-cell>
          <table:table-cell office:value-type="float" office:value="0.004559981" calcext:value-type="float">
            <text:p>0,004559981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abrador</text:p>
          </table:table-cell>
          <table:table-cell office:value-type="string" calcext:value-type="string">
            <text:p>retriever</text:p>
          </table:table-cell>
          <table:table-cell office:value-type="float" office:value="0.042952" calcext:value-type="float">
            <text:p>0,04295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edlington_terrier_n02093647_253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dlington</text:p>
          </table:table-cell>
          <table:table-cell office:value-type="string" calcext:value-type="string">
            <text:p>terrier</text:p>
          </table:table-cell>
          <table:table-cell office:value-type="float" office:value="0.9697304" calcext:value-type="float">
            <text:p>0,9697304</text:p>
          </table:table-cell>
          <table:table-cell table:number-columns-repeated="5"/>
          <table:table-cell table:formula="of:=IF([opt4.B48]=&quot;bedlington&quot;;IF([opt4.C48]=&quot;terrier&quot;;[opt4.D48];0);0)" office:value-type="float" office:value="0.9697304" calcext:value-type="float">
            <text:p>0,9697304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errier</text:p>
          </table:table-cell>
          <table:table-cell office:value-type="float" office:value="0.012186974" calcext:value-type="float">
            <text:p>0,012186974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064315205" calcext:value-type="float">
            <text:p>0,0064315205</text:p>
          </table:table-cell>
          <table:table-cell office:value-type="string" calcext:value-type="string">
            <text:p>imaal</text:p>
          </table:table-cell>
          <table:table-cell office:value-type="string" calcext:value-type="string">
            <text:p>terrier</text:p>
          </table:table-cell>
          <table:table-cell office:value-type="float" office:value="0.0038228077" calcext:value-type="float">
            <text:p>0,0038228077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omondor</text:p>
          </table:table-cell>
          <table:table-cell office:value-type="float" office:value="0.0031996556" calcext:value-type="float">
            <text:p>0,0031996556</text:p>
          </table:table-cell>
          <table:table-cell office:value-type="string" calcext:value-type="string">
            <text:p>terrier</text:p>
          </table:table-cell>
          <table:table-cell office:value-type="float" office:value="0.0029626826" calcext:value-type="float">
            <text:p>0,0029626826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errier</text:p>
          </table:table-cell>
          <table:table-cell office:value-type="float" office:value="0.001782392" calcext:value-type="float">
            <text:p>0,001782392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kita_0024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96837604" calcext:value-type="float">
            <text:p>0,96837604</text:p>
          </table:table-cell>
          <table:table-cell table:number-columns-repeated="6"/>
          <table:table-cell table:formula="of:=IF([opt4.B58]=&quot;akita&quot;;[opt4.C58];0)" office:value-type="float" office:value="0.96837604" calcext:value-type="float">
            <text:p>0,9683760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17704992" calcext:value-type="float">
            <text:p>0,017704992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058645923" calcext:value-type="float">
            <text:p>0,0058645923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16142762" calcext:value-type="float">
            <text:p>0,0016142762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1349044" calcext:value-type="float">
            <text:p>0,00134904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hihuahua_n02085620_94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huahua</text:p>
          </table:table-cell>
          <table:table-cell office:value-type="float" office:value="0.8149547" calcext:value-type="float">
            <text:p>0,8149547</text:p>
          </table:table-cell>
          <table:table-cell table:number-columns-repeated="6"/>
          <table:table-cell table:formula="of:=IF([opt4.B68]=&quot;chihuahua&quot;;[opt4.C68];0)" office:value-type="float" office:value="0.8149547" calcext:value-type="float">
            <text:p>0,8149547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lldog</text:p>
          </table:table-cell>
          <table:table-cell office:value-type="float" office:value="0.054081168" calcext:value-type="float">
            <text:p>0,054081168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37648637" calcext:value-type="float">
            <text:p>0,037648637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024693476" calcext:value-type="float">
            <text:p>0,024693476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14353527" calcext:value-type="float">
            <text:p>0,01435352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embroke_welsh_corgi_0763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8116028" calcext:value-type="float">
            <text:p>0,8116028</text:p>
          </table:table-cell>
          <table:table-cell table:number-columns-repeated="4"/>
          <table:table-cell table:formula="of:=IF([opt4.B78]=&quot;pembroke&quot;;IF([opt4.C78]=&quot;welsh&quot;;IF([opt4.D78]=&quot;corgi&quot;;[opt4.E78];0);0);0)" office:value-type="float" office:value="0.8116028" calcext:value-type="float">
            <text:p>0,811602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5478945" calcext:value-type="float">
            <text:p>0,15478945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019549267" calcext:value-type="float">
            <text:p>0,019549267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03908675" calcext:value-type="float">
            <text:p>0,003908675</text:p>
          </table:table-cell>
          <table:table-cell office:value-type="float" office:value="0.098363794" calcext:value-type="float">
            <text:p>0,09836379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033860654" calcext:value-type="float">
            <text:p>0,003386065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naan_dog_0306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2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7995741" calcext:value-type="float">
            <text:p>0,7995741</text:p>
          </table:table-cell>
          <table:table-cell office:value-type="string" calcext:value-type="string">
            <text:p>0.5410719</text:p>
          </table:table-cell>
          <table:table-cell table:number-columns-repeated="4"/>
          <table:table-cell table:formula="of:=IF([opt4.B88]=&quot;canaan&quot;;IF([opt4.C88]=&quot;dog&quot;;[opt4.D88];0);0)" office:value-type="float" office:value="0.7995741" calcext:value-type="float">
            <text:p>0,799574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ita</text:p>
          </table:table-cell>
          <table:table-cell office:value-type="float" office:value="0.040741812" calcext:value-type="float">
            <text:p>0,040741812</text:p>
          </table:table-cell>
          <table:table-cell office:value-type="string" calcext:value-type="string">
            <text:p>corgi</text:p>
          </table:table-cell>
          <table:table-cell office:value-type="string" calcext:value-type="string">
            <text:p>0.39514622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terrier</text:p>
          </table:table-cell>
          <table:table-cell office:value-type="float" office:value="0.03939603" calcext:value-type="float">
            <text:p>0,0393960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skan</text:p>
          </table:table-cell>
          <table:table-cell office:value-type="string" calcext:value-type="string">
            <text:p>malamute</text:p>
          </table:table-cell>
          <table:table-cell office:value-type="float" office:value="0.037169803" calcext:value-type="float">
            <text:p>0,037169803</text:p>
          </table:table-cell>
          <table:table-cell office:value-type="float" office:value="0.01536047" calcext:value-type="float">
            <text:p>0,01536047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sheepdog</text:p>
          </table:table-cell>
          <table:table-cell office:value-type="float" office:value="0.010662857" calcext:value-type="float">
            <text:p>0,010662857</text:p>
          </table:table-cell>
          <table:table-cell office:value-type="float" office:value="0.0099202925" calcext:value-type="float">
            <text:p>0,00992029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Cardigan_welsh_corgi_0321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5036046" calcext:value-type="float">
            <text:p>0,5036046</text:p>
          </table:table-cell>
          <table:table-cell table:number-columns-repeated="4"/>
          <table:table-cell table:formula="of:=IF([opt4.B98]=&quot;cardigan&quot;;IF([opt4.C98]=&quot;welsh&quot;;IF([opt4.D98]=&quot;corgi&quot;;[opt4.E98];0);0);0)" office:value-type="float" office:value="0.5036046" calcext:value-type="float">
            <text:p>0,5036046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4779491" calcext:value-type="float">
            <text:p>0,4779491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008649317" calcext:value-type="float">
            <text:p>0,008649317</text:p>
          </table:table-cell>
          <table:table-cell office:value-type="float" office:value="0.0074080606" calcext:value-type="float">
            <text:p>0,0074080606</text:p>
          </table:table-cell>
          <table:table-cell office:value-type="string" calcext:value-type="string">
            <text:p>0.00848244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0034147548" calcext:value-type="float">
            <text:p>0,0034147548</text:p>
          </table:table-cell>
          <table:table-cell office:value-type="string" calcext:value-type="string">
            <text:p>0.008027147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scotia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13115377" calcext:value-type="float">
            <text:p>0,001311537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Basenji_00953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so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errier</text:p>
          </table:table-cell>
          <table:table-cell office:value-type="float" office:value="0.47625732" calcext:value-type="float">
            <text:p>0,47625732</text:p>
          </table:table-cell>
          <table:table-cell table:number-columns-repeated="4"/>
          <table:table-cell table:formula="of:=IF([opt4.B108]=&quot;basenji&quot;;[opt4.C10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14893648" calcext:value-type="float">
            <text:p>0,14893648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nji</text:p>
          </table:table-cell>
          <table:table-cell office:value-type="float" office:value="0.14468151" calcext:value-type="float">
            <text:p>0,14468151</text:p>
          </table:table-cell>
          <table:table-cell office:value-type="string" calcext:value-type="string">
            <text:p>terrier</text:p>
          </table:table-cell>
          <table:table-cell office:value-type="float" office:value="0.008328144" calcext:value-type="float">
            <text:p>0,008328144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060201578" calcext:value-type="float">
            <text:p>0,060201578</text:p>
          </table:table-cell>
          <table:table-cell office:value-type="float" office:value="0.005287369" calcext:value-type="float">
            <text:p>0,005287369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terrier</text:p>
          </table:table-cell>
          <table:table-cell office:value-type="float" office:value="0.033381384" calcext:value-type="float">
            <text:p>0,03338138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Havanese_05632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arded</text:p>
          </table:table-cell>
          <table:table-cell office:value-type="string" calcext:value-type="string">
            <text:p>collie</text:p>
          </table:table-cell>
          <table:table-cell office:value-type="float" office:value="0.5820388" calcext:value-type="float">
            <text:p>0,5820388</text:p>
          </table:table-cell>
          <table:table-cell table:number-columns-repeated="5"/>
          <table:table-cell table:formula="of:=IF([opt4.B118]=&quot;havanese&quot;;[opt4.C11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heepdog</text:p>
          </table:table-cell>
          <table:table-cell office:value-type="float" office:value="0.2623034" calcext:value-type="float">
            <text:p>0,2623034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hasa</text:p>
          </table:table-cell>
          <table:table-cell office:value-type="string" calcext:value-type="string">
            <text:p>apso</text:p>
          </table:table-cell>
          <table:table-cell office:value-type="float" office:value="0.02601732" calcext:value-type="float">
            <text:p>0,02601732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basset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vendeen</text:p>
          </table:table-cell>
          <table:table-cell office:value-type="float" office:value="0.023366444" calcext:value-type="float">
            <text:p>0,023366444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20600136" calcext:value-type="float">
            <text:p>0,020600136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Norwegian_buhund_0711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45906186" calcext:value-type="float">
            <text:p>0,45906186</text:p>
          </table:table-cell>
          <table:table-cell table:number-columns-repeated="5"/>
          <table:table-cell table:formula="of:=IF([opt4.B128]=&quot;norwegian&quot;;IF([opt4.C128]=&quot;lundehund&quot;;[opt4.D12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undehund</text:p>
          </table:table-cell>
          <table:table-cell office:value-type="float" office:value="0.22171615" calcext:value-type="float">
            <text:p>0,22171615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bizan</text:p>
          </table:table-cell>
          <table:table-cell office:value-type="string" calcext:value-type="string">
            <text:p>hound</text:p>
          </table:table-cell>
          <table:table-cell office:value-type="float" office:value="0.11381687" calcext:value-type="float">
            <text:p>0,11381687</text:p>
          </table:table-cell>
          <table:table-cell office:value-type="string" calcext:value-type="string">
            <text:p>0.0846450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buhund</text:p>
          </table:table-cell>
          <table:table-cell office:value-type="float" office:value="0.038656645" calcext:value-type="float">
            <text:p>0,038656645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sheepdog</text:p>
          </table:table-cell>
          <table:table-cell office:value-type="float" office:value="0.036868826" calcext:value-type="float">
            <text:p>0,03686882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Miniature_schnauzer_n02097047_248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29609445" calcext:value-type="float">
            <text:p>0,29609445</text:p>
          </table:table-cell>
          <table:table-cell office:value-type="string" calcext:value-type="string">
            <text:p>0.78701574</text:p>
          </table:table-cell>
          <table:table-cell table:number-columns-repeated="4"/>
          <table:table-cell table:formula="of:=IF([opt4.B138]=&quot;miniature&quot;;IF([opt4.C138]=&quot;schnauzer&quot;;[opt4.D138]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terrier</text:p>
          </table:table-cell>
          <table:table-cell office:value-type="float" office:value="0.11620099" calcext:value-type="float">
            <text:p>0,11620099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terrier</text:p>
          </table:table-cell>
          <table:table-cell office:value-type="float" office:value="0.10483103" calcext:value-type="float">
            <text:p>0,10483103</text:p>
          </table:table-cell>
          <table:table-cell office:value-type="float" office:value="0.075343095" calcext:value-type="float">
            <text:p>0,075343095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0.032613877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7536771" calcext:value-type="float">
            <text:p>0,07536771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malinois</text:p>
          </table:table-cell>
          <table:table-cell office:value-type="float" office:value="0.07432127" calcext:value-type="float">
            <text:p>0,07432127</text:p>
          </table:table-cell>
          <table:table-cell office:value-type="string" calcext:value-type="string">
            <text:p>0.009096052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English_springer_n02102040_2986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8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347368" calcext:value-type="float">
            <text:p>0,347368</text:p>
          </table:table-cell>
          <table:table-cell office:value-type="float" office:value="0.76900756" calcext:value-type="float">
            <text:p>0,76900756</text:p>
          </table:table-cell>
          <table:table-cell table:number-columns-repeated="4"/>
          <table:table-cell table:formula="of:=IF([opt4.B148]=&quot;english&quot;;IF([opt4.C148]=&quot;springer&quot;;IF([opt4.D148]=&quot;spaniel&quot;;[opt4.E14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orgi</text:p>
          </table:table-cell>
          <table:table-cell office:value-type="float" office:value="0.24052371" calcext:value-type="float">
            <text:p>0,24052371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726656" calcext:value-type="float">
            <text:p>0,0726656</text:p>
          </table:table-cell>
          <table:table-cell office:value-type="string" calcext:value-type="string">
            <text:p>setter</text:p>
          </table:table-cell>
          <table:table-cell office:value-type="float" office:value="0.030775236" calcext:value-type="float">
            <text:p>0,030775236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paniel</text:p>
          </table:table-cell>
          <table:table-cell office:value-type="float" office:value="0.06664954" calcext:value-type="float">
            <text:p>0,06664954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paniel</text:p>
          </table:table-cell>
          <table:table-cell office:value-type="float" office:value="0.041270565" calcext:value-type="float">
            <text:p>0,04127056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ghan_hound_n02088094_1007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hound</text:p>
          </table:table-cell>
          <table:table-cell office:value-type="float" office:value="0.82586265" calcext:value-type="float">
            <text:p>0,82586265</text:p>
          </table:table-cell>
          <table:table-cell table:number-columns-repeated="5"/>
          <table:table-cell table:formula="of:=IF([opt4.B158]=&quot;afghan&quot;;IF([opt4.C158]=&quot;hound&quot;;[opt4.D158];0);0)" office:value-type="float" office:value="0.82586265" calcext:value-type="float">
            <text:p>0,8258626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lie</text:p>
          </table:table-cell>
          <table:table-cell office:value-type="float" office:value="0.06705996" calcext:value-type="float">
            <text:p>0,06705996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rzoi</text:p>
          </table:table-cell>
          <table:table-cell office:value-type="float" office:value="0.056916628" calcext:value-type="float">
            <text:p>0,056916628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oodle</text:p>
          </table:table-cell>
          <table:table-cell office:value-type="float" office:value="0.028736686" calcext:value-type="float">
            <text:p>0,028736686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yhound</text:p>
          </table:table-cell>
          <table:table-cell office:value-type="float" office:value="0.0055376883" calcext:value-type="float">
            <text:p>0,005537688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ffenpinscher_00001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3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schnauzer</text:p>
          </table:table-cell>
          <table:table-cell office:value-type="float" office:value="0.76939356" calcext:value-type="float">
            <text:p>0,76939356</text:p>
          </table:table-cell>
          <table:table-cell table:number-columns-repeated="5"/>
          <table:table-cell table:formula="of:=IF([opt4.B168]=&quot;affenpinscher&quot;;[opt4.C168]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office:value-type="float" office:value="0.06560153" calcext:value-type="float">
            <text:p>0,06560153</text:p>
          </table:table-cell>
          <table:table-cell office:value-type="float" office:value="0.0064998055" calcext:value-type="float">
            <text:p>0,0064998055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griffon</text:p>
          </table:table-cell>
          <table:table-cell office:value-type="float" office:value="0.04377612" calcext:value-type="float">
            <text:p>0,04377612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iard</text:p>
          </table:table-cell>
          <table:table-cell office:value-type="float" office:value="0.031834457" calcext:value-type="float">
            <text:p>0,031834457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n</text:p>
          </table:table-cell>
          <table:table-cell office:value-type="string" calcext:value-type="string">
            <text:p>terrier</text:p>
          </table:table-cell>
          <table:table-cell office:value-type="float" office:value="0.027860392" calcext:value-type="float">
            <text:p>0,02786039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Pomeranian_0788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84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omeranian</text:p>
          </table:table-cell>
          <table:table-cell office:value-type="float" office:value="0.99567825" calcext:value-type="float">
            <text:p>0,99567825</text:p>
          </table:table-cell>
          <table:table-cell table:number-columns-repeated="6"/>
          <table:table-cell table:formula="of:=IF([opt4.B178]=&quot;pomeranian&quot;;[opt4.C178];0)" office:value-type="float" office:value="0.99567825" calcext:value-type="float">
            <text:p>0,99567825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itz</text:p>
          </table:table-cell>
          <table:table-cell office:value-type="float" office:value="0.00072954275" calcext:value-type="float">
            <text:p>0,0007295428</text:p>
          </table:table-cell>
          <table:table-cell office:value-type="float" office:value="0.011881324" calcext:value-type="float">
            <text:p>0,011881324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kingese</text:p>
          </table:table-cell>
          <table:table-cell office:value-type="float" office:value="0.00067377475" calcext:value-type="float">
            <text:p>0,0006737748</text:p>
          </table:table-cell>
          <table:table-cell office:value-type="float" office:value="0.0032292446" calcext:value-type="float">
            <text:p>0,0032292446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</text:p>
          </table:table-cell>
          <table:table-cell office:value-type="float" office:value="0.00060229" calcext:value-type="float">
            <text:p>0,00060229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pillon</text:p>
          </table:table-cell>
          <table:table-cell office:value-type="float" office:value="0.00046242942" calcext:value-type="float">
            <text:p>0,000462429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German_shepherd_n02106662_3260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6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dog</text:p>
          </table:table-cell>
          <table:table-cell office:value-type="float" office:value="0.186109" calcext:value-type="float">
            <text:p>0,186109</text:p>
          </table:table-cell>
          <table:table-cell office:value-type="float" office:value="0.835928" calcext:value-type="float">
            <text:p>0,835928</text:p>
          </table:table-cell>
          <table:table-cell table:number-columns-repeated="4"/>
          <table:table-cell table:formula="of:=IF([opt4.B188]=&quot;german&quot;;IF([opt4.C188]=&quot;shepherd&quot;;IF([opt4.D188]=&quot;dog&quot;;[opt4.E188];0);0)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dog</text:p>
          </table:table-cell>
          <table:table-cell office:value-type="float" office:value="0.1630819" calcext:value-type="float">
            <text:p>0,1630819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oloitzcuintli</text:p>
          </table:table-cell>
          <table:table-cell office:value-type="float" office:value="0.1084832" calcext:value-type="float">
            <text:p>0,1084832</text:p>
          </table:table-cell>
          <table:table-cell office:value-type="float" office:value="0.026760373" calcext:value-type="float">
            <text:p>0,02676037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dog</text:p>
          </table:table-cell>
          <table:table-cell office:value-type="float" office:value="0.08537716" calcext:value-type="float">
            <text:p>0,08537716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hound</text:p>
          </table:table-cell>
          <table:table-cell office:value-type="float" office:value="0.078231655" calcext:value-type="float">
            <text:p>0,07823165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/home/aw/tensorflow-for-poets-2/label_image_pics/Australian_shepherd_00829.jp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1-image):</text:p>
          </table:table-cell>
          <table:table-cell office:value-type="string" calcext:value-type="string">
            <text:p>0.079s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shepherd</text:p>
          </table:table-cell>
          <table:table-cell office:value-type="float" office:value="0.7505459" calcext:value-type="float">
            <text:p>0,7505459</text:p>
          </table:table-cell>
          <table:table-cell table:number-columns-repeated="5"/>
          <table:table-cell table:formula="of:=IF([opt4.B198]=&quot;australian&quot;;IF([opt4.C198]=&quot;shepherd&quot;;[opt4.D198];0);0)" office:value-type="float" office:value="0.7505459" calcext:value-type="float">
            <text:p>0,7505459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bernard</text:p>
          </table:table-cell>
          <table:table-cell office:value-type="float" office:value="0.046944205" calcext:value-type="float">
            <text:p>0,046944205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nes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4101192" calcext:value-type="float">
            <text:p>0,04101192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mastiff</text:p>
          </table:table-cell>
          <table:table-cell office:value-type="float" office:value="0.030481627" calcext:value-type="float">
            <text:p>0,030481627</text:p>
          </table:table-cell>
          <table:table-cell office:value-type="string" calcext:value-type="string">
            <text:p>tolling</text:p>
          </table:table-cell>
          <table:table-cell office:value-type="string" calcext:value-type="string">
            <text:p>retriever</text:p>
          </table:table-cell>
          <table:table-cell office:value-type="float" office:value="0.004221308" calcext:value-type="float">
            <text:p>0,004221308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lebucher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g</text:p>
          </table:table-cell>
          <table:table-cell office:value-type="float" office:value="0.017247036" calcext:value-type="float">
            <text:p>0,017247036</text:p>
          </table:table-cell>
          <table:table-cell table:number-columns-repeated="12"/>
        </table:table-row>
      </table:table>
      <table:table table:name="result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retrained</text:p>
          </table:table-cell>
          <table:table-cell table:formula="of:=[retrained.J4]" office:value-type="float" office:value="0.504834563" calcext:value-type="float">
            <text:p>0,504834563</text:p>
          </table:table-cell>
          <table:table-cell table:formula="of:=[retrained.K4]" office:value-type="float" office:value="7" calcext:value-type="float">
            <text:p>7</text:p>
          </table:table-cell>
          <table:table-cell table:formula="of:=[retrained.L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1</text:p>
          </table:table-cell>
          <table:table-cell table:formula="of:=[opt1.J$4]" office:value-type="float" office:value="0.504834563" calcext:value-type="float">
            <text:p>0,504834563</text:p>
          </table:table-cell>
          <table:table-cell table:formula="of:=[opt1.K$4]" office:value-type="float" office:value="7" calcext:value-type="float">
            <text:p>7</text:p>
          </table:table-cell>
          <table:table-cell table:formula="of:=[opt1.L$4]" office:value-type="float" office:value="316.2" calcext:value-type="float">
            <text:p>316,2</text:p>
          </table:table-cell>
        </table:table-row>
        <table:table-row table:style-name="ro1">
          <table:table-cell office:value-type="string" calcext:value-type="string">
            <text:p>opt2</text:p>
          </table:table-cell>
          <table:table-cell table:formula="of:=[opt2.J$4]" office:value-type="float" office:value="0.4580240485" calcext:value-type="float">
            <text:p>0,4580240485</text:p>
          </table:table-cell>
          <table:table-cell table:formula="of:=[opt2.K$4]" office:value-type="float" office:value="8" calcext:value-type="float">
            <text:p>8</text:p>
          </table:table-cell>
          <table:table-cell table:formula="of:=[opt2.L$4]" office:value-type="float" office:value="310.15" calcext:value-type="float">
            <text:p>310,15</text:p>
          </table:table-cell>
        </table:table-row>
        <table:table-row table:style-name="ro1">
          <table:table-cell office:value-type="string" calcext:value-type="string">
            <text:p>opt3</text:p>
          </table:table-cell>
          <table:table-cell table:formula="of:=[opt3.J$4]" office:value-type="float" office:value="0.504834563" calcext:value-type="float">
            <text:p>0,504834563</text:p>
          </table:table-cell>
          <table:table-cell table:formula="of:=[opt3.K$4]" office:value-type="float" office:value="7" calcext:value-type="float">
            <text:p>7</text:p>
          </table:table-cell>
          <table:table-cell table:formula="of:=[opt3.L$4]" office:value-type="float" office:value="323.4" calcext:value-type="float">
            <text:p>323,4</text:p>
          </table:table-cell>
        </table:table-row>
        <table:table-row table:style-name="ro1">
          <table:table-cell office:value-type="string" calcext:value-type="string">
            <text:p>opt4</text:p>
          </table:table-cell>
          <table:table-cell table:formula="of:=[opt4.J$4]" office:value-type="float" office:value="0.4584744525" calcext:value-type="float">
            <text:p>0,4584744525</text:p>
          </table:table-cell>
          <table:table-cell table:formula="of:=[opt4.K$4]" office:value-type="float" office:value="8" calcext:value-type="float">
            <text:p>8</text:p>
          </table:table-cell>
          <table:table-cell table:formula="of:=[opt4.L$4]" office:value-type="float" office:value="320.55" calcext:value-type="float">
            <text:p>320,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.00.0000</text:date>, <text:time style:data-style-name="N2" text:time-value="16:25:21.6820298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3:25:24.114117212</meta:creation-date>
    <dc:date>2018-01-23T17:00:13.249907367</dc:date>
    <meta:editing-duration>PT2H15M25S</meta:editing-duration>
    <meta:editing-cycles>19</meta:editing-cycles>
    <meta:generator>LibreOffice/5.1.6.2$Linux_X86_64 LibreOffice_project/10m0$Build-2</meta:generator>
    <meta:document-statistic meta:table-count="6" meta:cell-count="3137" meta:object-count="0"/>
  </office:meta>
</office:document-meta>
</file>